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36in"/>
    </style:style>
    <style:style style:name="co2" style:family="table-column">
      <style:table-column-properties fo:break-before="auto" style:column-width="0.6374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k" table:style-name="ta1">
        <table:shapes>
          <draw:frame draw:z-index="0" draw:style-name="gr1" draw:text-style-name="P1" svg:width="4.8358in" svg:height="4.7059in" svg:x="4.1311in" svg:y="0.5016in">
            <draw:object draw:notify-on-update-of-ranges="jk.C1:jk.C1 jk.C2:jk.C101 jk.D1:jk.D1 jk.D2:jk.D101 jk.E1:jk.E1 jk.E2:jk.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t</text:p>
          </table:table-cell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D real</text:p>
          </table:table-cell>
          <table:table-cell table:style-name="ce1" office:value-type="string" calcext:value-type="string">
            <text:p>D fake</text:p>
          </table:table-cell>
          <table:table-cell table:style-name="ce1" table:number-columns-repeated="1019"/>
        </table:table-row>
        <table:table-row table:style-name="ro1">
          <table:table-cell office:value-type="float" office:value="65965" calcext:value-type="float">
            <text:p>65965</text:p>
          </table:table-cell>
          <table:table-cell/>
          <table:table-cell office:value-type="float" office:value="1.53017" calcext:value-type="float">
            <text:p>1.53017</text:p>
          </table:table-cell>
          <table:table-cell office:value-type="float" office:value="0.547393" calcext:value-type="float">
            <text:p>0.547393</text:p>
          </table:table-cell>
          <table:table-cell office:value-type="float" office:value="0.321494" calcext:value-type="float">
            <text:p>0.321494</text:p>
          </table:table-cell>
          <table:table-cell table:number-columns-repeated="1019"/>
        </table:table-row>
        <table:table-row table:style-name="ro1">
          <table:table-cell office:value-type="float" office:value="66271" calcext:value-type="float">
            <text:p>66271</text:p>
          </table:table-cell>
          <table:table-cell table:formula="of:=[.A3]-[.A2]" office:value-type="float" office:value="306" calcext:value-type="float">
            <text:p>306</text:p>
          </table:table-cell>
          <table:table-cell office:value-type="float" office:value="2.17844" calcext:value-type="float">
            <text:p>2.17844</text:p>
          </table:table-cell>
          <table:table-cell office:value-type="float" office:value="0.326624" calcext:value-type="float">
            <text:p>0.326624</text:p>
          </table:table-cell>
          <table:table-cell office:value-type="float" office:value="0.278721" calcext:value-type="float">
            <text:p>0.278721</text:p>
          </table:table-cell>
          <table:table-cell table:number-columns-repeated="1019"/>
        </table:table-row>
        <table:table-row table:style-name="ro1">
          <table:table-cell office:value-type="float" office:value="66576" calcext:value-type="float">
            <text:p>66576</text:p>
          </table:table-cell>
          <table:table-cell table:formula="of:=[.A4]-[.A3]" office:value-type="float" office:value="305" calcext:value-type="float">
            <text:p>305</text:p>
          </table:table-cell>
          <table:table-cell office:value-type="float" office:value="2.12627" calcext:value-type="float">
            <text:p>2.12627</text:p>
          </table:table-cell>
          <table:table-cell office:value-type="float" office:value="0.287239" calcext:value-type="float">
            <text:p>0.287239</text:p>
          </table:table-cell>
          <table:table-cell office:value-type="float" office:value="0.377362" calcext:value-type="float">
            <text:p>0.377362</text:p>
          </table:table-cell>
          <table:table-cell table:number-columns-repeated="1019"/>
        </table:table-row>
        <table:table-row table:style-name="ro1">
          <table:table-cell office:value-type="float" office:value="66881" calcext:value-type="float">
            <text:p>66881</text:p>
          </table:table-cell>
          <table:table-cell table:formula="of:=[.A5]-[.A4]" office:value-type="float" office:value="305" calcext:value-type="float">
            <text:p>305</text:p>
          </table:table-cell>
          <table:table-cell office:value-type="float" office:value="1.42185" calcext:value-type="float">
            <text:p>1.42185</text:p>
          </table:table-cell>
          <table:table-cell office:value-type="float" office:value="0.402462" calcext:value-type="float">
            <text:p>0.402462</text:p>
          </table:table-cell>
          <table:table-cell office:value-type="float" office:value="0.383533" calcext:value-type="float">
            <text:p>0.383533</text:p>
          </table:table-cell>
          <table:table-cell table:number-columns-repeated="1019"/>
        </table:table-row>
        <table:table-row table:style-name="ro1">
          <table:table-cell office:value-type="float" office:value="67186" calcext:value-type="float">
            <text:p>67186</text:p>
          </table:table-cell>
          <table:table-cell table:formula="of:=[.A6]-[.A5]" office:value-type="float" office:value="305" calcext:value-type="float">
            <text:p>305</text:p>
          </table:table-cell>
          <table:table-cell office:value-type="float" office:value="1.32927" calcext:value-type="float">
            <text:p>1.32927</text:p>
          </table:table-cell>
          <table:table-cell office:value-type="float" office:value="0.432625" calcext:value-type="float">
            <text:p>0.432625</text:p>
          </table:table-cell>
          <table:table-cell office:value-type="float" office:value="0.407593" calcext:value-type="float">
            <text:p>0.407593</text:p>
          </table:table-cell>
          <table:table-cell table:number-columns-repeated="1019"/>
        </table:table-row>
        <table:table-row table:style-name="ro1">
          <table:table-cell office:value-type="float" office:value="67492" calcext:value-type="float">
            <text:p>67492</text:p>
          </table:table-cell>
          <table:table-cell table:formula="of:=[.A7]-[.A6]" office:value-type="float" office:value="306" calcext:value-type="float">
            <text:p>306</text:p>
          </table:table-cell>
          <table:table-cell office:value-type="float" office:value="1.16304" calcext:value-type="float">
            <text:p>1.16304</text:p>
          </table:table-cell>
          <table:table-cell office:value-type="float" office:value="0.463832" calcext:value-type="float">
            <text:p>0.463832</text:p>
          </table:table-cell>
          <table:table-cell office:value-type="float" office:value="0.451774" calcext:value-type="float">
            <text:p>0.451774</text:p>
          </table:table-cell>
          <table:table-cell table:number-columns-repeated="1019"/>
        </table:table-row>
        <table:table-row table:style-name="ro1">
          <table:table-cell office:value-type="float" office:value="67797" calcext:value-type="float">
            <text:p>67797</text:p>
          </table:table-cell>
          <table:table-cell table:formula="of:=[.A8]-[.A7]" office:value-type="float" office:value="305" calcext:value-type="float">
            <text:p>305</text:p>
          </table:table-cell>
          <table:table-cell office:value-type="float" office:value="1.20718" calcext:value-type="float">
            <text:p>1.20718</text:p>
          </table:table-cell>
          <table:table-cell office:value-type="float" office:value="0.504014" calcext:value-type="float">
            <text:p>0.504014</text:p>
          </table:table-cell>
          <table:table-cell office:value-type="float" office:value="0.49837" calcext:value-type="float">
            <text:p>0.49837</text:p>
          </table:table-cell>
          <table:table-cell table:number-columns-repeated="1019"/>
        </table:table-row>
        <table:table-row table:style-name="ro1">
          <table:table-cell office:value-type="float" office:value="68102" calcext:value-type="float">
            <text:p>68102</text:p>
          </table:table-cell>
          <table:table-cell table:formula="of:=[.A9]-[.A8]" office:value-type="float" office:value="305" calcext:value-type="float">
            <text:p>305</text:p>
          </table:table-cell>
          <table:table-cell office:value-type="float" office:value="1.21217" calcext:value-type="float">
            <text:p>1.21217</text:p>
          </table:table-cell>
          <table:table-cell office:value-type="float" office:value="0.483931" calcext:value-type="float">
            <text:p>0.483931</text:p>
          </table:table-cell>
          <table:table-cell office:value-type="float" office:value="0.43606" calcext:value-type="float">
            <text:p>0.43606</text:p>
          </table:table-cell>
          <table:table-cell table:number-columns-repeated="1019"/>
        </table:table-row>
        <table:table-row table:style-name="ro1">
          <table:table-cell office:value-type="float" office:value="68407" calcext:value-type="float">
            <text:p>68407</text:p>
          </table:table-cell>
          <table:table-cell table:formula="of:=[.A10]-[.A9]" office:value-type="float" office:value="305" calcext:value-type="float">
            <text:p>305</text:p>
          </table:table-cell>
          <table:table-cell office:value-type="float" office:value="1.22818" calcext:value-type="float">
            <text:p>1.22818</text:p>
          </table:table-cell>
          <table:table-cell office:value-type="float" office:value="0.448319" calcext:value-type="float">
            <text:p>0.448319</text:p>
          </table:table-cell>
          <table:table-cell office:value-type="float" office:value="0.439517" calcext:value-type="float">
            <text:p>0.439517</text:p>
          </table:table-cell>
          <table:table-cell table:number-columns-repeated="1019"/>
        </table:table-row>
        <table:table-row table:style-name="ro1">
          <table:table-cell office:value-type="float" office:value="68712" calcext:value-type="float">
            <text:p>68712</text:p>
          </table:table-cell>
          <table:table-cell table:formula="of:=[.A11]-[.A10]" office:value-type="float" office:value="305" calcext:value-type="float">
            <text:p>305</text:p>
          </table:table-cell>
          <table:table-cell office:value-type="float" office:value="1.23917" calcext:value-type="float">
            <text:p>1.23917</text:p>
          </table:table-cell>
          <table:table-cell office:value-type="float" office:value="0.511675" calcext:value-type="float">
            <text:p>0.511675</text:p>
          </table:table-cell>
          <table:table-cell office:value-type="float" office:value="0.453321" calcext:value-type="float">
            <text:p>0.453321</text:p>
          </table:table-cell>
          <table:table-cell table:number-columns-repeated="1019"/>
        </table:table-row>
        <table:table-row table:style-name="ro1">
          <table:table-cell office:value-type="float" office:value="69017" calcext:value-type="float">
            <text:p>69017</text:p>
          </table:table-cell>
          <table:table-cell table:formula="of:=[.A12]-[.A11]" office:value-type="float" office:value="305" calcext:value-type="float">
            <text:p>305</text:p>
          </table:table-cell>
          <table:table-cell office:value-type="float" office:value="1.34599" calcext:value-type="float">
            <text:p>1.34599</text:p>
          </table:table-cell>
          <table:table-cell office:value-type="float" office:value="0.45793" calcext:value-type="float">
            <text:p>0.45793</text:p>
          </table:table-cell>
          <table:table-cell office:value-type="float" office:value="0.432253" calcext:value-type="float">
            <text:p>0.432253</text:p>
          </table:table-cell>
          <table:table-cell table:number-columns-repeated="1019"/>
        </table:table-row>
        <table:table-row table:style-name="ro1">
          <table:table-cell office:value-type="float" office:value="69323" calcext:value-type="float">
            <text:p>69323</text:p>
          </table:table-cell>
          <table:table-cell table:formula="of:=[.A13]-[.A12]" office:value-type="float" office:value="306" calcext:value-type="float">
            <text:p>306</text:p>
          </table:table-cell>
          <table:table-cell office:value-type="float" office:value="1.23731" calcext:value-type="float">
            <text:p>1.23731</text:p>
          </table:table-cell>
          <table:table-cell office:value-type="float" office:value="0.47384" calcext:value-type="float">
            <text:p>0.47384</text:p>
          </table:table-cell>
          <table:table-cell office:value-type="float" office:value="0.458108" calcext:value-type="float">
            <text:p>0.458108</text:p>
          </table:table-cell>
          <table:table-cell table:number-columns-repeated="1019"/>
        </table:table-row>
        <table:table-row table:style-name="ro1">
          <table:table-cell office:value-type="float" office:value="69628" calcext:value-type="float">
            <text:p>69628</text:p>
          </table:table-cell>
          <table:table-cell table:formula="of:=[.A14]-[.A13]" office:value-type="float" office:value="305" calcext:value-type="float">
            <text:p>305</text:p>
          </table:table-cell>
          <table:table-cell office:value-type="float" office:value="1.32172" calcext:value-type="float">
            <text:p>1.32172</text:p>
          </table:table-cell>
          <table:table-cell office:value-type="float" office:value="0.45609" calcext:value-type="float">
            <text:p>0.45609</text:p>
          </table:table-cell>
          <table:table-cell office:value-type="float" office:value="0.416771" calcext:value-type="float">
            <text:p>0.416771</text:p>
          </table:table-cell>
          <table:table-cell table:number-columns-repeated="1019"/>
        </table:table-row>
        <table:table-row table:style-name="ro1">
          <table:table-cell office:value-type="float" office:value="69933" calcext:value-type="float">
            <text:p>69933</text:p>
          </table:table-cell>
          <table:table-cell table:formula="of:=[.A15]-[.A14]" office:value-type="float" office:value="305" calcext:value-type="float">
            <text:p>305</text:p>
          </table:table-cell>
          <table:table-cell office:value-type="float" office:value="1.39985" calcext:value-type="float">
            <text:p>1.39985</text:p>
          </table:table-cell>
          <table:table-cell office:value-type="float" office:value="0.430556" calcext:value-type="float">
            <text:p>0.430556</text:p>
          </table:table-cell>
          <table:table-cell office:value-type="float" office:value="0.399162" calcext:value-type="float">
            <text:p>0.399162</text:p>
          </table:table-cell>
          <table:table-cell table:number-columns-repeated="1019"/>
        </table:table-row>
        <table:table-row table:style-name="ro1">
          <table:table-cell office:value-type="float" office:value="70238" calcext:value-type="float">
            <text:p>70238</text:p>
          </table:table-cell>
          <table:table-cell table:formula="of:=[.A16]-[.A15]" office:value-type="float" office:value="305" calcext:value-type="float">
            <text:p>305</text:p>
          </table:table-cell>
          <table:table-cell office:value-type="float" office:value="1.45101" calcext:value-type="float">
            <text:p>1.45101</text:p>
          </table:table-cell>
          <table:table-cell office:value-type="float" office:value="0.433667" calcext:value-type="float">
            <text:p>0.433667</text:p>
          </table:table-cell>
          <table:table-cell office:value-type="float" office:value="0.39996" calcext:value-type="float">
            <text:p>0.39996</text:p>
          </table:table-cell>
          <table:table-cell table:number-columns-repeated="1019"/>
        </table:table-row>
        <table:table-row table:style-name="ro1">
          <table:table-cell office:value-type="float" office:value="70543" calcext:value-type="float">
            <text:p>70543</text:p>
          </table:table-cell>
          <table:table-cell table:formula="of:=[.A17]-[.A16]" office:value-type="float" office:value="305" calcext:value-type="float">
            <text:p>305</text:p>
          </table:table-cell>
          <table:table-cell office:value-type="float" office:value="1.45841" calcext:value-type="float">
            <text:p>1.45841</text:p>
          </table:table-cell>
          <table:table-cell office:value-type="float" office:value="0.44575" calcext:value-type="float">
            <text:p>0.44575</text:p>
          </table:table-cell>
          <table:table-cell office:value-type="float" office:value="0.409627" calcext:value-type="float">
            <text:p>0.409627</text:p>
          </table:table-cell>
          <table:table-cell table:number-columns-repeated="1019"/>
        </table:table-row>
        <table:table-row table:style-name="ro1">
          <table:table-cell office:value-type="float" office:value="70848" calcext:value-type="float">
            <text:p>70848</text:p>
          </table:table-cell>
          <table:table-cell table:formula="of:=[.A18]-[.A17]" office:value-type="float" office:value="305" calcext:value-type="float">
            <text:p>305</text:p>
          </table:table-cell>
          <table:table-cell office:value-type="float" office:value="1.47616" calcext:value-type="float">
            <text:p>1.47616</text:p>
          </table:table-cell>
          <table:table-cell office:value-type="float" office:value="0.440932" calcext:value-type="float">
            <text:p>0.440932</text:p>
          </table:table-cell>
          <table:table-cell office:value-type="float" office:value="0.409505" calcext:value-type="float">
            <text:p>0.409505</text:p>
          </table:table-cell>
          <table:table-cell table:number-columns-repeated="1019"/>
        </table:table-row>
        <table:table-row table:style-name="ro1">
          <table:table-cell office:value-type="float" office:value="71153" calcext:value-type="float">
            <text:p>71153</text:p>
          </table:table-cell>
          <table:table-cell table:formula="of:=[.A19]-[.A18]" office:value-type="float" office:value="305" calcext:value-type="float">
            <text:p>305</text:p>
          </table:table-cell>
          <table:table-cell office:value-type="float" office:value="1.43819" calcext:value-type="float">
            <text:p>1.43819</text:p>
          </table:table-cell>
          <table:table-cell office:value-type="float" office:value="0.452492" calcext:value-type="float">
            <text:p>0.452492</text:p>
          </table:table-cell>
          <table:table-cell office:value-type="float" office:value="0.418477" calcext:value-type="float">
            <text:p>0.418477</text:p>
          </table:table-cell>
          <table:table-cell table:number-columns-repeated="1019"/>
        </table:table-row>
        <table:table-row table:style-name="ro1">
          <table:table-cell office:value-type="float" office:value="71459" calcext:value-type="float">
            <text:p>71459</text:p>
          </table:table-cell>
          <table:table-cell table:formula="of:=[.A20]-[.A19]" office:value-type="float" office:value="306" calcext:value-type="float">
            <text:p>306</text:p>
          </table:table-cell>
          <table:table-cell office:value-type="float" office:value="1.47483" calcext:value-type="float">
            <text:p>1.47483</text:p>
          </table:table-cell>
          <table:table-cell office:value-type="float" office:value="0.444914" calcext:value-type="float">
            <text:p>0.444914</text:p>
          </table:table-cell>
          <table:table-cell office:value-type="float" office:value="0.407387" calcext:value-type="float">
            <text:p>0.407387</text:p>
          </table:table-cell>
          <table:table-cell table:number-columns-repeated="1019"/>
        </table:table-row>
        <table:table-row table:style-name="ro1">
          <table:table-cell office:value-type="float" office:value="71764" calcext:value-type="float">
            <text:p>71764</text:p>
          </table:table-cell>
          <table:table-cell table:formula="of:=[.A21]-[.A20]" office:value-type="float" office:value="305" calcext:value-type="float">
            <text:p>305</text:p>
          </table:table-cell>
          <table:table-cell office:value-type="float" office:value="1.5151" calcext:value-type="float">
            <text:p>1.5151</text:p>
          </table:table-cell>
          <table:table-cell office:value-type="float" office:value="0.440171" calcext:value-type="float">
            <text:p>0.440171</text:p>
          </table:table-cell>
          <table:table-cell office:value-type="float" office:value="0.396393" calcext:value-type="float">
            <text:p>0.396393</text:p>
          </table:table-cell>
          <table:table-cell table:number-columns-repeated="1019"/>
        </table:table-row>
        <table:table-row table:style-name="ro1">
          <table:table-cell office:value-type="float" office:value="72069" calcext:value-type="float">
            <text:p>72069</text:p>
          </table:table-cell>
          <table:table-cell table:formula="of:=[.A22]-[.A21]" office:value-type="float" office:value="305" calcext:value-type="float">
            <text:p>305</text:p>
          </table:table-cell>
          <table:table-cell office:value-type="float" office:value="1.61868" calcext:value-type="float">
            <text:p>1.61868</text:p>
          </table:table-cell>
          <table:table-cell office:value-type="float" office:value="0.42197" calcext:value-type="float">
            <text:p>0.42197</text:p>
          </table:table-cell>
          <table:table-cell office:value-type="float" office:value="0.379906" calcext:value-type="float">
            <text:p>0.379906</text:p>
          </table:table-cell>
          <table:table-cell table:number-columns-repeated="1019"/>
        </table:table-row>
        <table:table-row table:style-name="ro1">
          <table:table-cell office:value-type="float" office:value="72374" calcext:value-type="float">
            <text:p>72374</text:p>
          </table:table-cell>
          <table:table-cell table:formula="of:=[.A23]-[.A22]" office:value-type="float" office:value="305" calcext:value-type="float">
            <text:p>305</text:p>
          </table:table-cell>
          <table:table-cell office:value-type="float" office:value="1.59182" calcext:value-type="float">
            <text:p>1.59182</text:p>
          </table:table-cell>
          <table:table-cell office:value-type="float" office:value="0.437793" calcext:value-type="float">
            <text:p>0.437793</text:p>
          </table:table-cell>
          <table:table-cell office:value-type="float" office:value="0.396585" calcext:value-type="float">
            <text:p>0.396585</text:p>
          </table:table-cell>
          <table:table-cell table:number-columns-repeated="1019"/>
        </table:table-row>
        <table:table-row table:style-name="ro1">
          <table:table-cell office:value-type="float" office:value="72679" calcext:value-type="float">
            <text:p>72679</text:p>
          </table:table-cell>
          <table:table-cell table:formula="of:=[.A24]-[.A23]" office:value-type="float" office:value="305" calcext:value-type="float">
            <text:p>305</text:p>
          </table:table-cell>
          <table:table-cell office:value-type="float" office:value="1.56709" calcext:value-type="float">
            <text:p>1.56709</text:p>
          </table:table-cell>
          <table:table-cell office:value-type="float" office:value="0.439517" calcext:value-type="float">
            <text:p>0.439517</text:p>
          </table:table-cell>
          <table:table-cell office:value-type="float" office:value="0.408176" calcext:value-type="float">
            <text:p>0.408176</text:p>
          </table:table-cell>
          <table:table-cell table:number-columns-repeated="1019"/>
        </table:table-row>
        <table:table-row table:style-name="ro1">
          <table:table-cell office:value-type="float" office:value="72985" calcext:value-type="float">
            <text:p>72985</text:p>
          </table:table-cell>
          <table:table-cell table:formula="of:=[.A25]-[.A24]" office:value-type="float" office:value="306" calcext:value-type="float">
            <text:p>306</text:p>
          </table:table-cell>
          <table:table-cell office:value-type="float" office:value="1.60302" calcext:value-type="float">
            <text:p>1.60302</text:p>
          </table:table-cell>
          <table:table-cell office:value-type="float" office:value="0.428411" calcext:value-type="float">
            <text:p>0.428411</text:p>
          </table:table-cell>
          <table:table-cell office:value-type="float" office:value="0.394109" calcext:value-type="float">
            <text:p>0.394109</text:p>
          </table:table-cell>
          <table:table-cell table:number-columns-repeated="1019"/>
        </table:table-row>
        <table:table-row table:style-name="ro1">
          <table:table-cell office:value-type="float" office:value="73290" calcext:value-type="float">
            <text:p>73290</text:p>
          </table:table-cell>
          <table:table-cell table:formula="of:=[.A26]-[.A25]" office:value-type="float" office:value="305" calcext:value-type="float">
            <text:p>305</text:p>
          </table:table-cell>
          <table:table-cell office:value-type="float" office:value="1.58315" calcext:value-type="float">
            <text:p>1.58315</text:p>
          </table:table-cell>
          <table:table-cell office:value-type="float" office:value="0.452282" calcext:value-type="float">
            <text:p>0.452282</text:p>
          </table:table-cell>
          <table:table-cell office:value-type="float" office:value="0.404477" calcext:value-type="float">
            <text:p>0.404477</text:p>
          </table:table-cell>
          <table:table-cell table:number-columns-repeated="1019"/>
        </table:table-row>
        <table:table-row table:style-name="ro1">
          <table:table-cell office:value-type="float" office:value="73595" calcext:value-type="float">
            <text:p>73595</text:p>
          </table:table-cell>
          <table:table-cell table:formula="of:=[.A27]-[.A26]" office:value-type="float" office:value="305" calcext:value-type="float">
            <text:p>305</text:p>
          </table:table-cell>
          <table:table-cell office:value-type="float" office:value="1.54919" calcext:value-type="float">
            <text:p>1.54919</text:p>
          </table:table-cell>
          <table:table-cell office:value-type="float" office:value="0.469538" calcext:value-type="float">
            <text:p>0.469538</text:p>
          </table:table-cell>
          <table:table-cell office:value-type="float" office:value="0.425867" calcext:value-type="float">
            <text:p>0.425867</text:p>
          </table:table-cell>
          <table:table-cell table:number-columns-repeated="1019"/>
        </table:table-row>
        <table:table-row table:style-name="ro1">
          <table:table-cell office:value-type="float" office:value="73900" calcext:value-type="float">
            <text:p>73900</text:p>
          </table:table-cell>
          <table:table-cell table:formula="of:=[.A28]-[.A27]" office:value-type="float" office:value="305" calcext:value-type="float">
            <text:p>305</text:p>
          </table:table-cell>
          <table:table-cell office:value-type="float" office:value="1.50392" calcext:value-type="float">
            <text:p>1.50392</text:p>
          </table:table-cell>
          <table:table-cell office:value-type="float" office:value="0.476172" calcext:value-type="float">
            <text:p>0.476172</text:p>
          </table:table-cell>
          <table:table-cell office:value-type="float" office:value="0.428078" calcext:value-type="float">
            <text:p>0.428078</text:p>
          </table:table-cell>
          <table:table-cell table:number-columns-repeated="1019"/>
        </table:table-row>
        <table:table-row table:style-name="ro1">
          <table:table-cell office:value-type="float" office:value="74205" calcext:value-type="float">
            <text:p>74205</text:p>
          </table:table-cell>
          <table:table-cell table:formula="of:=[.A29]-[.A28]" office:value-type="float" office:value="305" calcext:value-type="float">
            <text:p>305</text:p>
          </table:table-cell>
          <table:table-cell office:value-type="float" office:value="1.57804" calcext:value-type="float">
            <text:p>1.57804</text:p>
          </table:table-cell>
          <table:table-cell office:value-type="float" office:value="0.440778" calcext:value-type="float">
            <text:p>0.440778</text:p>
          </table:table-cell>
          <table:table-cell office:value-type="float" office:value="0.402933" calcext:value-type="float">
            <text:p>0.402933</text:p>
          </table:table-cell>
          <table:table-cell table:number-columns-repeated="1019"/>
        </table:table-row>
        <table:table-row table:style-name="ro1">
          <table:table-cell office:value-type="float" office:value="74511" calcext:value-type="float">
            <text:p>74511</text:p>
          </table:table-cell>
          <table:table-cell table:formula="of:=[.A30]-[.A29]" office:value-type="float" office:value="306" calcext:value-type="float">
            <text:p>306</text:p>
          </table:table-cell>
          <table:table-cell office:value-type="float" office:value="1.57906" calcext:value-type="float">
            <text:p>1.57906</text:p>
          </table:table-cell>
          <table:table-cell office:value-type="float" office:value="0.445094" calcext:value-type="float">
            <text:p>0.445094</text:p>
          </table:table-cell>
          <table:table-cell office:value-type="float" office:value="0.406218" calcext:value-type="float">
            <text:p>0.406218</text:p>
          </table:table-cell>
          <table:table-cell table:number-columns-repeated="1019"/>
        </table:table-row>
        <table:table-row table:style-name="ro1">
          <table:table-cell office:value-type="float" office:value="74816" calcext:value-type="float">
            <text:p>74816</text:p>
          </table:table-cell>
          <table:table-cell table:formula="of:=[.A31]-[.A30]" office:value-type="float" office:value="305" calcext:value-type="float">
            <text:p>305</text:p>
          </table:table-cell>
          <table:table-cell office:value-type="float" office:value="1.59073" calcext:value-type="float">
            <text:p>1.59073</text:p>
          </table:table-cell>
          <table:table-cell office:value-type="float" office:value="0.459927" calcext:value-type="float">
            <text:p>0.459927</text:p>
          </table:table-cell>
          <table:table-cell office:value-type="float" office:value="0.410551" calcext:value-type="float">
            <text:p>0.410551</text:p>
          </table:table-cell>
          <table:table-cell table:number-columns-repeated="1019"/>
        </table:table-row>
        <table:table-row table:style-name="ro1">
          <table:table-cell office:value-type="float" office:value="75121" calcext:value-type="float">
            <text:p>75121</text:p>
          </table:table-cell>
          <table:table-cell table:formula="of:=[.A32]-[.A31]" office:value-type="float" office:value="305" calcext:value-type="float">
            <text:p>305</text:p>
          </table:table-cell>
          <table:table-cell office:value-type="float" office:value="1.62034" calcext:value-type="float">
            <text:p>1.62034</text:p>
          </table:table-cell>
          <table:table-cell office:value-type="float" office:value="0.456868" calcext:value-type="float">
            <text:p>0.456868</text:p>
          </table:table-cell>
          <table:table-cell office:value-type="float" office:value="0.415525" calcext:value-type="float">
            <text:p>0.415525</text:p>
          </table:table-cell>
          <table:table-cell table:number-columns-repeated="1019"/>
        </table:table-row>
        <table:table-row table:style-name="ro1">
          <table:table-cell office:value-type="float" office:value="75426" calcext:value-type="float">
            <text:p>75426</text:p>
          </table:table-cell>
          <table:table-cell table:formula="of:=[.A33]-[.A32]" office:value-type="float" office:value="305" calcext:value-type="float">
            <text:p>305</text:p>
          </table:table-cell>
          <table:table-cell office:value-type="float" office:value="1.56246" calcext:value-type="float">
            <text:p>1.56246</text:p>
          </table:table-cell>
          <table:table-cell office:value-type="float" office:value="0.481127" calcext:value-type="float">
            <text:p>0.481127</text:p>
          </table:table-cell>
          <table:table-cell office:value-type="float" office:value="0.441471" calcext:value-type="float">
            <text:p>0.441471</text:p>
          </table:table-cell>
          <table:table-cell table:number-columns-repeated="1019"/>
        </table:table-row>
        <table:table-row table:style-name="ro1">
          <table:table-cell office:value-type="float" office:value="75732" calcext:value-type="float">
            <text:p>75732</text:p>
          </table:table-cell>
          <table:table-cell table:formula="of:=[.A34]-[.A33]" office:value-type="float" office:value="306" calcext:value-type="float">
            <text:p>306</text:p>
          </table:table-cell>
          <table:table-cell office:value-type="float" office:value="1.53673" calcext:value-type="float">
            <text:p>1.53673</text:p>
          </table:table-cell>
          <table:table-cell office:value-type="float" office:value="0.512256" calcext:value-type="float">
            <text:p>0.512256</text:p>
          </table:table-cell>
          <table:table-cell office:value-type="float" office:value="0.453482" calcext:value-type="float">
            <text:p>0.453482</text:p>
          </table:table-cell>
          <table:table-cell table:number-columns-repeated="1019"/>
        </table:table-row>
        <table:table-row table:style-name="ro1">
          <table:table-cell office:value-type="float" office:value="76037" calcext:value-type="float">
            <text:p>76037</text:p>
          </table:table-cell>
          <table:table-cell table:formula="of:=[.A35]-[.A34]" office:value-type="float" office:value="305" calcext:value-type="float">
            <text:p>305</text:p>
          </table:table-cell>
          <table:table-cell office:value-type="float" office:value="1.56644" calcext:value-type="float">
            <text:p>1.56644</text:p>
          </table:table-cell>
          <table:table-cell office:value-type="float" office:value="0.506233" calcext:value-type="float">
            <text:p>0.506233</text:p>
          </table:table-cell>
          <table:table-cell office:value-type="float" office:value="0.445819" calcext:value-type="float">
            <text:p>0.445819</text:p>
          </table:table-cell>
          <table:table-cell table:number-columns-repeated="1019"/>
        </table:table-row>
        <table:table-row table:style-name="ro1">
          <table:table-cell office:value-type="float" office:value="76342" calcext:value-type="float">
            <text:p>76342</text:p>
          </table:table-cell>
          <table:table-cell table:formula="of:=[.A36]-[.A35]" office:value-type="float" office:value="305" calcext:value-type="float">
            <text:p>305</text:p>
          </table:table-cell>
          <table:table-cell office:value-type="float" office:value="1.55031" calcext:value-type="float">
            <text:p>1.55031</text:p>
          </table:table-cell>
          <table:table-cell office:value-type="float" office:value="0.496985" calcext:value-type="float">
            <text:p>0.496985</text:p>
          </table:table-cell>
          <table:table-cell office:value-type="float" office:value="0.439401" calcext:value-type="float">
            <text:p>0.439401</text:p>
          </table:table-cell>
          <table:table-cell table:number-columns-repeated="1019"/>
        </table:table-row>
        <table:table-row table:style-name="ro1">
          <table:table-cell office:value-type="float" office:value="76647" calcext:value-type="float">
            <text:p>76647</text:p>
          </table:table-cell>
          <table:table-cell table:formula="of:=[.A37]-[.A36]" office:value-type="float" office:value="305" calcext:value-type="float">
            <text:p>305</text:p>
          </table:table-cell>
          <table:table-cell office:value-type="float" office:value="1.55511" calcext:value-type="float">
            <text:p>1.55511</text:p>
          </table:table-cell>
          <table:table-cell office:value-type="float" office:value="0.490899" calcext:value-type="float">
            <text:p>0.490899</text:p>
          </table:table-cell>
          <table:table-cell office:value-type="float" office:value="0.437652" calcext:value-type="float">
            <text:p>0.437652</text:p>
          </table:table-cell>
          <table:table-cell table:number-columns-repeated="1019"/>
        </table:table-row>
        <table:table-row table:style-name="ro1">
          <table:table-cell office:value-type="float" office:value="76953" calcext:value-type="float">
            <text:p>76953</text:p>
          </table:table-cell>
          <table:table-cell table:formula="of:=[.A38]-[.A37]" office:value-type="float" office:value="306" calcext:value-type="float">
            <text:p>306</text:p>
          </table:table-cell>
          <table:table-cell office:value-type="float" office:value="1.50817" calcext:value-type="float">
            <text:p>1.50817</text:p>
          </table:table-cell>
          <table:table-cell office:value-type="float" office:value="0.508922" calcext:value-type="float">
            <text:p>0.508922</text:p>
          </table:table-cell>
          <table:table-cell office:value-type="float" office:value="0.450554" calcext:value-type="float">
            <text:p>0.450554</text:p>
          </table:table-cell>
          <table:table-cell table:number-columns-repeated="1019"/>
        </table:table-row>
        <table:table-row table:style-name="ro1">
          <table:table-cell office:value-type="float" office:value="77258" calcext:value-type="float">
            <text:p>77258</text:p>
          </table:table-cell>
          <table:table-cell table:formula="of:=[.A39]-[.A38]" office:value-type="float" office:value="305" calcext:value-type="float">
            <text:p>305</text:p>
          </table:table-cell>
          <table:table-cell office:value-type="float" office:value="1.5315" calcext:value-type="float">
            <text:p>1.5315</text:p>
          </table:table-cell>
          <table:table-cell office:value-type="float" office:value="0.490132" calcext:value-type="float">
            <text:p>0.490132</text:p>
          </table:table-cell>
          <table:table-cell office:value-type="float" office:value="0.44017" calcext:value-type="float">
            <text:p>0.44017</text:p>
          </table:table-cell>
          <table:table-cell table:number-columns-repeated="1019"/>
        </table:table-row>
        <table:table-row table:style-name="ro1">
          <table:table-cell office:value-type="float" office:value="77563" calcext:value-type="float">
            <text:p>77563</text:p>
          </table:table-cell>
          <table:table-cell table:formula="of:=[.A40]-[.A39]" office:value-type="float" office:value="305" calcext:value-type="float">
            <text:p>305</text:p>
          </table:table-cell>
          <table:table-cell office:value-type="float" office:value="1.50977" calcext:value-type="float">
            <text:p>1.50977</text:p>
          </table:table-cell>
          <table:table-cell office:value-type="float" office:value="0.506072" calcext:value-type="float">
            <text:p>0.506072</text:p>
          </table:table-cell>
          <table:table-cell office:value-type="float" office:value="0.456074" calcext:value-type="float">
            <text:p>0.456074</text:p>
          </table:table-cell>
          <table:table-cell table:number-columns-repeated="1019"/>
        </table:table-row>
        <table:table-row table:style-name="ro1">
          <table:table-cell office:value-type="float" office:value="77868" calcext:value-type="float">
            <text:p>77868</text:p>
          </table:table-cell>
          <table:table-cell table:formula="of:=[.A41]-[.A40]" office:value-type="float" office:value="305" calcext:value-type="float">
            <text:p>305</text:p>
          </table:table-cell>
          <table:table-cell office:value-type="float" office:value="1.52354" calcext:value-type="float">
            <text:p>1.52354</text:p>
          </table:table-cell>
          <table:table-cell office:value-type="float" office:value="0.512515" calcext:value-type="float">
            <text:p>0.512515</text:p>
          </table:table-cell>
          <table:table-cell office:value-type="float" office:value="0.456809" calcext:value-type="float">
            <text:p>0.456809</text:p>
          </table:table-cell>
          <table:table-cell table:number-columns-repeated="1019"/>
        </table:table-row>
        <table:table-row table:style-name="ro1">
          <table:table-cell office:value-type="float" office:value="78173" calcext:value-type="float">
            <text:p>78173</text:p>
          </table:table-cell>
          <table:table-cell table:formula="of:=[.A42]-[.A41]" office:value-type="float" office:value="305" calcext:value-type="float">
            <text:p>305</text:p>
          </table:table-cell>
          <table:table-cell office:value-type="float" office:value="1.534" calcext:value-type="float">
            <text:p>1.534</text:p>
          </table:table-cell>
          <table:table-cell office:value-type="float" office:value="0.511017" calcext:value-type="float">
            <text:p>0.511017</text:p>
          </table:table-cell>
          <table:table-cell office:value-type="float" office:value="0.452698" calcext:value-type="float">
            <text:p>0.452698</text:p>
          </table:table-cell>
          <table:table-cell table:number-columns-repeated="1019"/>
        </table:table-row>
        <table:table-row table:style-name="ro1">
          <table:table-cell office:value-type="float" office:value="78479" calcext:value-type="float">
            <text:p>78479</text:p>
          </table:table-cell>
          <table:table-cell table:formula="of:=[.A43]-[.A42]" office:value-type="float" office:value="306" calcext:value-type="float">
            <text:p>306</text:p>
          </table:table-cell>
          <table:table-cell office:value-type="float" office:value="1.53368" calcext:value-type="float">
            <text:p>1.53368</text:p>
          </table:table-cell>
          <table:table-cell office:value-type="float" office:value="0.511901" calcext:value-type="float">
            <text:p>0.511901</text:p>
          </table:table-cell>
          <table:table-cell office:value-type="float" office:value="0.446114" calcext:value-type="float">
            <text:p>0.446114</text:p>
          </table:table-cell>
          <table:table-cell table:number-columns-repeated="1019"/>
        </table:table-row>
        <table:table-row table:style-name="ro1">
          <table:table-cell office:value-type="float" office:value="78784" calcext:value-type="float">
            <text:p>78784</text:p>
          </table:table-cell>
          <table:table-cell table:formula="of:=[.A44]-[.A43]" office:value-type="float" office:value="305" calcext:value-type="float">
            <text:p>305</text:p>
          </table:table-cell>
          <table:table-cell office:value-type="float" office:value="1.5359" calcext:value-type="float">
            <text:p>1.5359</text:p>
          </table:table-cell>
          <table:table-cell office:value-type="float" office:value="0.504844" calcext:value-type="float">
            <text:p>0.504844</text:p>
          </table:table-cell>
          <table:table-cell office:value-type="float" office:value="0.449729" calcext:value-type="float">
            <text:p>0.449729</text:p>
          </table:table-cell>
          <table:table-cell table:number-columns-repeated="1019"/>
        </table:table-row>
        <table:table-row table:style-name="ro1">
          <table:table-cell office:value-type="float" office:value="79089" calcext:value-type="float">
            <text:p>79089</text:p>
          </table:table-cell>
          <table:table-cell table:formula="of:=[.A45]-[.A44]" office:value-type="float" office:value="305" calcext:value-type="float">
            <text:p>305</text:p>
          </table:table-cell>
          <table:table-cell office:value-type="float" office:value="1.52252" calcext:value-type="float">
            <text:p>1.52252</text:p>
          </table:table-cell>
          <table:table-cell office:value-type="float" office:value="0.507208" calcext:value-type="float">
            <text:p>0.507208</text:p>
          </table:table-cell>
          <table:table-cell office:value-type="float" office:value="0.452156" calcext:value-type="float">
            <text:p>0.452156</text:p>
          </table:table-cell>
          <table:table-cell table:number-columns-repeated="1019"/>
        </table:table-row>
        <table:table-row table:style-name="ro1">
          <table:table-cell office:value-type="float" office:value="79394" calcext:value-type="float">
            <text:p>79394</text:p>
          </table:table-cell>
          <table:table-cell table:formula="of:=[.A46]-[.A45]" office:value-type="float" office:value="305" calcext:value-type="float">
            <text:p>305</text:p>
          </table:table-cell>
          <table:table-cell office:value-type="float" office:value="1.54733" calcext:value-type="float">
            <text:p>1.54733</text:p>
          </table:table-cell>
          <table:table-cell office:value-type="float" office:value="0.498318" calcext:value-type="float">
            <text:p>0.498318</text:p>
          </table:table-cell>
          <table:table-cell office:value-type="float" office:value="0.444074" calcext:value-type="float">
            <text:p>0.444074</text:p>
          </table:table-cell>
          <table:table-cell table:number-columns-repeated="1019"/>
        </table:table-row>
        <table:table-row table:style-name="ro1">
          <table:table-cell office:value-type="float" office:value="79699" calcext:value-type="float">
            <text:p>79699</text:p>
          </table:table-cell>
          <table:table-cell table:formula="of:=[.A47]-[.A46]" office:value-type="float" office:value="305" calcext:value-type="float">
            <text:p>305</text:p>
          </table:table-cell>
          <table:table-cell office:value-type="float" office:value="1.5333" calcext:value-type="float">
            <text:p>1.5333</text:p>
          </table:table-cell>
          <table:table-cell office:value-type="float" office:value="0.508737" calcext:value-type="float">
            <text:p>0.508737</text:p>
          </table:table-cell>
          <table:table-cell office:value-type="float" office:value="0.449438" calcext:value-type="float">
            <text:p>0.449438</text:p>
          </table:table-cell>
          <table:table-cell table:number-columns-repeated="1019"/>
        </table:table-row>
        <table:table-row table:style-name="ro1">
          <table:table-cell office:value-type="float" office:value="80005" calcext:value-type="float">
            <text:p>80005</text:p>
          </table:table-cell>
          <table:table-cell table:formula="of:=[.A48]-[.A47]" office:value-type="float" office:value="306" calcext:value-type="float">
            <text:p>306</text:p>
          </table:table-cell>
          <table:table-cell office:value-type="float" office:value="1.50209" calcext:value-type="float">
            <text:p>1.50209</text:p>
          </table:table-cell>
          <table:table-cell office:value-type="float" office:value="0.51633" calcext:value-type="float">
            <text:p>0.51633</text:p>
          </table:table-cell>
          <table:table-cell office:value-type="float" office:value="0.458945" calcext:value-type="float">
            <text:p>0.458945</text:p>
          </table:table-cell>
          <table:table-cell table:number-columns-repeated="1019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formula="of:=[.A49]-[.A48]" office:value-type="float" office:value="305" calcext:value-type="float">
            <text:p>305</text:p>
          </table:table-cell>
          <table:table-cell office:value-type="float" office:value="1.48595" calcext:value-type="float">
            <text:p>1.48595</text:p>
          </table:table-cell>
          <table:table-cell office:value-type="float" office:value="0.535168" calcext:value-type="float">
            <text:p>0.535168</text:p>
          </table:table-cell>
          <table:table-cell office:value-type="float" office:value="0.469183" calcext:value-type="float">
            <text:p>0.469183</text:p>
          </table:table-cell>
          <table:table-cell table:number-columns-repeated="1019"/>
        </table:table-row>
        <table:table-row table:style-name="ro1">
          <table:table-cell office:value-type="float" office:value="80615" calcext:value-type="float">
            <text:p>80615</text:p>
          </table:table-cell>
          <table:table-cell table:formula="of:=[.A50]-[.A49]" office:value-type="float" office:value="305" calcext:value-type="float">
            <text:p>305</text:p>
          </table:table-cell>
          <table:table-cell office:value-type="float" office:value="1.50447" calcext:value-type="float">
            <text:p>1.50447</text:p>
          </table:table-cell>
          <table:table-cell office:value-type="float" office:value="0.528599" calcext:value-type="float">
            <text:p>0.528599</text:p>
          </table:table-cell>
          <table:table-cell office:value-type="float" office:value="0.461554" calcext:value-type="float">
            <text:p>0.461554</text:p>
          </table:table-cell>
          <table:table-cell table:number-columns-repeated="1019"/>
        </table:table-row>
        <table:table-row table:style-name="ro1">
          <table:table-cell office:value-type="float" office:value="80920" calcext:value-type="float">
            <text:p>80920</text:p>
          </table:table-cell>
          <table:table-cell table:formula="of:=[.A51]-[.A50]" office:value-type="float" office:value="305" calcext:value-type="float">
            <text:p>305</text:p>
          </table:table-cell>
          <table:table-cell office:value-type="float" office:value="1.48021" calcext:value-type="float">
            <text:p>1.48021</text:p>
          </table:table-cell>
          <table:table-cell office:value-type="float" office:value="0.542473" calcext:value-type="float">
            <text:p>0.542473</text:p>
          </table:table-cell>
          <table:table-cell office:value-type="float" office:value="0.468396" calcext:value-type="float">
            <text:p>0.468396</text:p>
          </table:table-cell>
          <table:table-cell table:number-columns-repeated="1019"/>
        </table:table-row>
        <table:table-row table:style-name="ro1">
          <table:table-cell office:value-type="float" office:value="81225" calcext:value-type="float">
            <text:p>81225</text:p>
          </table:table-cell>
          <table:table-cell table:formula="of:=[.A52]-[.A51]" office:value-type="float" office:value="305" calcext:value-type="float">
            <text:p>305</text:p>
          </table:table-cell>
          <table:table-cell office:value-type="float" office:value="1.48693" calcext:value-type="float">
            <text:p>1.48693</text:p>
          </table:table-cell>
          <table:table-cell office:value-type="float" office:value="0.527126" calcext:value-type="float">
            <text:p>0.527126</text:p>
          </table:table-cell>
          <table:table-cell office:value-type="float" office:value="0.460664" calcext:value-type="float">
            <text:p>0.460664</text:p>
          </table:table-cell>
          <table:table-cell table:number-columns-repeated="1019"/>
        </table:table-row>
        <table:table-row table:style-name="ro1">
          <table:table-cell office:value-type="float" office:value="81530" calcext:value-type="float">
            <text:p>81530</text:p>
          </table:table-cell>
          <table:table-cell table:formula="of:=[.A53]-[.A52]" office:value-type="float" office:value="305" calcext:value-type="float">
            <text:p>305</text:p>
          </table:table-cell>
          <table:table-cell office:value-type="float" office:value="1.43422" calcext:value-type="float">
            <text:p>1.43422</text:p>
          </table:table-cell>
          <table:table-cell office:value-type="float" office:value="0.533265" calcext:value-type="float">
            <text:p>0.533265</text:p>
          </table:table-cell>
          <table:table-cell office:value-type="float" office:value="0.47654" calcext:value-type="float">
            <text:p>0.47654</text:p>
          </table:table-cell>
          <table:table-cell table:number-columns-repeated="1019"/>
        </table:table-row>
        <table:table-row table:style-name="ro1">
          <table:table-cell office:value-type="float" office:value="81835" calcext:value-type="float">
            <text:p>81835</text:p>
          </table:table-cell>
          <table:table-cell table:formula="of:=[.A54]-[.A53]" office:value-type="float" office:value="305" calcext:value-type="float">
            <text:p>305</text:p>
          </table:table-cell>
          <table:table-cell office:value-type="float" office:value="1.43509" calcext:value-type="float">
            <text:p>1.43509</text:p>
          </table:table-cell>
          <table:table-cell office:value-type="float" office:value="0.53789" calcext:value-type="float">
            <text:p>0.53789</text:p>
          </table:table-cell>
          <table:table-cell office:value-type="float" office:value="0.47822" calcext:value-type="float">
            <text:p>0.47822</text:p>
          </table:table-cell>
          <table:table-cell table:number-columns-repeated="1019"/>
        </table:table-row>
        <table:table-row table:style-name="ro1">
          <table:table-cell office:value-type="float" office:value="82140" calcext:value-type="float">
            <text:p>82140</text:p>
          </table:table-cell>
          <table:table-cell table:formula="of:=[.A55]-[.A54]" office:value-type="float" office:value="305" calcext:value-type="float">
            <text:p>305</text:p>
          </table:table-cell>
          <table:table-cell office:value-type="float" office:value="1.43238" calcext:value-type="float">
            <text:p>1.43238</text:p>
          </table:table-cell>
          <table:table-cell office:value-type="float" office:value="0.545137" calcext:value-type="float">
            <text:p>0.545137</text:p>
          </table:table-cell>
          <table:table-cell office:value-type="float" office:value="0.484351" calcext:value-type="float">
            <text:p>0.484351</text:p>
          </table:table-cell>
          <table:table-cell table:number-columns-repeated="1019"/>
        </table:table-row>
        <table:table-row table:style-name="ro1">
          <table:table-cell office:value-type="float" office:value="82445" calcext:value-type="float">
            <text:p>82445</text:p>
          </table:table-cell>
          <table:table-cell table:formula="of:=[.A56]-[.A55]" office:value-type="float" office:value="305" calcext:value-type="float">
            <text:p>305</text:p>
          </table:table-cell>
          <table:table-cell office:value-type="float" office:value="1.4288" calcext:value-type="float">
            <text:p>1.4288</text:p>
          </table:table-cell>
          <table:table-cell office:value-type="float" office:value="0.546101" calcext:value-type="float">
            <text:p>0.546101</text:p>
          </table:table-cell>
          <table:table-cell office:value-type="float" office:value="0.487725" calcext:value-type="float">
            <text:p>0.487725</text:p>
          </table:table-cell>
          <table:table-cell table:number-columns-repeated="1019"/>
        </table:table-row>
        <table:table-row table:style-name="ro1">
          <table:table-cell office:value-type="float" office:value="82751" calcext:value-type="float">
            <text:p>82751</text:p>
          </table:table-cell>
          <table:table-cell table:formula="of:=[.A57]-[.A56]" office:value-type="float" office:value="306" calcext:value-type="float">
            <text:p>306</text:p>
          </table:table-cell>
          <table:table-cell office:value-type="float" office:value="1.44083" calcext:value-type="float">
            <text:p>1.44083</text:p>
          </table:table-cell>
          <table:table-cell office:value-type="float" office:value="0.549041" calcext:value-type="float">
            <text:p>0.549041</text:p>
          </table:table-cell>
          <table:table-cell office:value-type="float" office:value="0.477737" calcext:value-type="float">
            <text:p>0.477737</text:p>
          </table:table-cell>
          <table:table-cell table:number-columns-repeated="1019"/>
        </table:table-row>
        <table:table-row table:style-name="ro1">
          <table:table-cell office:value-type="float" office:value="83056" calcext:value-type="float">
            <text:p>83056</text:p>
          </table:table-cell>
          <table:table-cell table:formula="of:=[.A58]-[.A57]" office:value-type="float" office:value="305" calcext:value-type="float">
            <text:p>305</text:p>
          </table:table-cell>
          <table:table-cell office:value-type="float" office:value="1.42816" calcext:value-type="float">
            <text:p>1.42816</text:p>
          </table:table-cell>
          <table:table-cell office:value-type="float" office:value="0.554439" calcext:value-type="float">
            <text:p>0.554439</text:p>
          </table:table-cell>
          <table:table-cell office:value-type="float" office:value="0.481542" calcext:value-type="float">
            <text:p>0.481542</text:p>
          </table:table-cell>
          <table:table-cell table:number-columns-repeated="1019"/>
        </table:table-row>
        <table:table-row table:style-name="ro1">
          <table:table-cell office:value-type="float" office:value="83361" calcext:value-type="float">
            <text:p>83361</text:p>
          </table:table-cell>
          <table:table-cell table:formula="of:=[.A59]-[.A58]" office:value-type="float" office:value="305" calcext:value-type="float">
            <text:p>305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552433" calcext:value-type="float">
            <text:p>0.552433</text:p>
          </table:table-cell>
          <table:table-cell office:value-type="float" office:value="0.48222" calcext:value-type="float">
            <text:p>0.48222</text:p>
          </table:table-cell>
          <table:table-cell table:number-columns-repeated="1019"/>
        </table:table-row>
        <table:table-row table:style-name="ro1">
          <table:table-cell office:value-type="float" office:value="83666" calcext:value-type="float">
            <text:p>83666</text:p>
          </table:table-cell>
          <table:table-cell table:formula="of:=[.A60]-[.A59]" office:value-type="float" office:value="305" calcext:value-type="float">
            <text:p>305</text:p>
          </table:table-cell>
          <table:table-cell office:value-type="float" office:value="1.41722" calcext:value-type="float">
            <text:p>1.41722</text:p>
          </table:table-cell>
          <table:table-cell office:value-type="float" office:value="0.548519" calcext:value-type="float">
            <text:p>0.548519</text:p>
          </table:table-cell>
          <table:table-cell office:value-type="float" office:value="0.494074" calcext:value-type="float">
            <text:p>0.494074</text:p>
          </table:table-cell>
          <table:table-cell table:number-columns-repeated="1019"/>
        </table:table-row>
        <table:table-row table:style-name="ro1">
          <table:table-cell office:value-type="float" office:value="83972" calcext:value-type="float">
            <text:p>83972</text:p>
          </table:table-cell>
          <table:table-cell table:formula="of:=[.A61]-[.A60]" office:value-type="float" office:value="306" calcext:value-type="float">
            <text:p>306</text:p>
          </table:table-cell>
          <table:table-cell office:value-type="float" office:value="1.38266" calcext:value-type="float">
            <text:p>1.38266</text:p>
          </table:table-cell>
          <table:table-cell office:value-type="float" office:value="0.553144" calcext:value-type="float">
            <text:p>0.553144</text:p>
          </table:table-cell>
          <table:table-cell office:value-type="float" office:value="0.494648" calcext:value-type="float">
            <text:p>0.494648</text:p>
          </table:table-cell>
          <table:table-cell table:number-columns-repeated="1019"/>
        </table:table-row>
        <table:table-row table:style-name="ro1">
          <table:table-cell office:value-type="float" office:value="84277" calcext:value-type="float">
            <text:p>84277</text:p>
          </table:table-cell>
          <table:table-cell table:formula="of:=[.A62]-[.A61]" office:value-type="float" office:value="305" calcext:value-type="float">
            <text:p>305</text:p>
          </table:table-cell>
          <table:table-cell office:value-type="float" office:value="1.38154" calcext:value-type="float">
            <text:p>1.38154</text:p>
          </table:table-cell>
          <table:table-cell office:value-type="float" office:value="0.559635" calcext:value-type="float">
            <text:p>0.559635</text:p>
          </table:table-cell>
          <table:table-cell office:value-type="float" office:value="0.494921" calcext:value-type="float">
            <text:p>0.494921</text:p>
          </table:table-cell>
          <table:table-cell table:number-columns-repeated="1019"/>
        </table:table-row>
        <table:table-row table:style-name="ro1">
          <table:table-cell office:value-type="float" office:value="84582" calcext:value-type="float">
            <text:p>84582</text:p>
          </table:table-cell>
          <table:table-cell table:formula="of:=[.A63]-[.A62]" office:value-type="float" office:value="305" calcext:value-type="float">
            <text:p>305</text:p>
          </table:table-cell>
          <table:table-cell office:value-type="float" office:value="1.36816" calcext:value-type="float">
            <text:p>1.36816</text:p>
          </table:table-cell>
          <table:table-cell office:value-type="float" office:value="0.572226" calcext:value-type="float">
            <text:p>0.572226</text:p>
          </table:table-cell>
          <table:table-cell office:value-type="float" office:value="0.506079" calcext:value-type="float">
            <text:p>0.506079</text:p>
          </table:table-cell>
          <table:table-cell table:number-columns-repeated="1019"/>
        </table:table-row>
        <table:table-row table:style-name="ro1">
          <table:table-cell office:value-type="float" office:value="84887" calcext:value-type="float">
            <text:p>84887</text:p>
          </table:table-cell>
          <table:table-cell table:formula="of:=[.A64]-[.A63]" office:value-type="float" office:value="305" calcext:value-type="float">
            <text:p>305</text:p>
          </table:table-cell>
          <table:table-cell office:value-type="float" office:value="1.37144" calcext:value-type="float">
            <text:p>1.37144</text:p>
          </table:table-cell>
          <table:table-cell office:value-type="float" office:value="0.563531" calcext:value-type="float">
            <text:p>0.563531</text:p>
          </table:table-cell>
          <table:table-cell office:value-type="float" office:value="0.49613" calcext:value-type="float">
            <text:p>0.49613</text:p>
          </table:table-cell>
          <table:table-cell table:number-columns-repeated="1019"/>
        </table:table-row>
        <table:table-row table:style-name="ro1">
          <table:table-cell office:value-type="float" office:value="85193" calcext:value-type="float">
            <text:p>85193</text:p>
          </table:table-cell>
          <table:table-cell table:formula="of:=[.A65]-[.A64]" office:value-type="float" office:value="306" calcext:value-type="float">
            <text:p>306</text:p>
          </table:table-cell>
          <table:table-cell office:value-type="float" office:value="1.37697" calcext:value-type="float">
            <text:p>1.37697</text:p>
          </table:table-cell>
          <table:table-cell office:value-type="float" office:value="0.560738" calcext:value-type="float">
            <text:p>0.560738</text:p>
          </table:table-cell>
          <table:table-cell office:value-type="float" office:value="0.50218" calcext:value-type="float">
            <text:p>0.50218</text:p>
          </table:table-cell>
          <table:table-cell table:number-columns-repeated="1019"/>
        </table:table-row>
        <table:table-row table:style-name="ro1">
          <table:table-cell office:value-type="float" office:value="85498" calcext:value-type="float">
            <text:p>85498</text:p>
          </table:table-cell>
          <table:table-cell table:formula="of:=[.A66]-[.A65]" office:value-type="float" office:value="305" calcext:value-type="float">
            <text:p>305</text:p>
          </table:table-cell>
          <table:table-cell office:value-type="float" office:value="1.37313" calcext:value-type="float">
            <text:p>1.37313</text:p>
          </table:table-cell>
          <table:table-cell office:value-type="float" office:value="0.56652" calcext:value-type="float">
            <text:p>0.56652</text:p>
          </table:table-cell>
          <table:table-cell office:value-type="float" office:value="0.511082" calcext:value-type="float">
            <text:p>0.511082</text:p>
          </table:table-cell>
          <table:table-cell table:number-columns-repeated="1019"/>
        </table:table-row>
        <table:table-row table:style-name="ro1">
          <table:table-cell office:value-type="float" office:value="85803" calcext:value-type="float">
            <text:p>85803</text:p>
          </table:table-cell>
          <table:table-cell table:formula="of:=[.A67]-[.A66]" office:value-type="float" office:value="305" calcext:value-type="float">
            <text:p>305</text:p>
          </table:table-cell>
          <table:table-cell office:value-type="float" office:value="1.33432" calcext:value-type="float">
            <text:p>1.33432</text:p>
          </table:table-cell>
          <table:table-cell office:value-type="float" office:value="0.574889" calcext:value-type="float">
            <text:p>0.574889</text:p>
          </table:table-cell>
          <table:table-cell office:value-type="float" office:value="0.51135" calcext:value-type="float">
            <text:p>0.51135</text:p>
          </table:table-cell>
          <table:table-cell table:number-columns-repeated="1019"/>
        </table:table-row>
        <table:table-row table:style-name="ro1">
          <table:table-cell office:value-type="float" office:value="86108" calcext:value-type="float">
            <text:p>86108</text:p>
          </table:table-cell>
          <table:table-cell table:formula="of:=[.A68]-[.A67]" office:value-type="float" office:value="305" calcext:value-type="float">
            <text:p>305</text:p>
          </table:table-cell>
          <table:table-cell office:value-type="float" office:value="1.35098" calcext:value-type="float">
            <text:p>1.35098</text:p>
          </table:table-cell>
          <table:table-cell office:value-type="float" office:value="0.574247" calcext:value-type="float">
            <text:p>0.574247</text:p>
          </table:table-cell>
          <table:table-cell office:value-type="float" office:value="0.510305" calcext:value-type="float">
            <text:p>0.510305</text:p>
          </table:table-cell>
          <table:table-cell table:number-columns-repeated="1019"/>
        </table:table-row>
        <table:table-row table:style-name="ro1">
          <table:table-cell office:value-type="float" office:value="86414" calcext:value-type="float">
            <text:p>86414</text:p>
          </table:table-cell>
          <table:table-cell table:formula="of:=[.A69]-[.A68]" office:value-type="float" office:value="306" calcext:value-type="float">
            <text:p>306</text:p>
          </table:table-cell>
          <table:table-cell office:value-type="float" office:value="1.31999" calcext:value-type="float">
            <text:p>1.31999</text:p>
          </table:table-cell>
          <table:table-cell office:value-type="float" office:value="0.572294" calcext:value-type="float">
            <text:p>0.572294</text:p>
          </table:table-cell>
          <table:table-cell office:value-type="float" office:value="0.518081" calcext:value-type="float">
            <text:p>0.518081</text:p>
          </table:table-cell>
          <table:table-cell table:number-columns-repeated="1019"/>
        </table:table-row>
        <table:table-row table:style-name="ro1">
          <table:table-cell office:value-type="float" office:value="86719" calcext:value-type="float">
            <text:p>86719</text:p>
          </table:table-cell>
          <table:table-cell table:formula="of:=[.A70]-[.A69]" office:value-type="float" office:value="305" calcext:value-type="float">
            <text:p>305</text:p>
          </table:table-cell>
          <table:table-cell office:value-type="float" office:value="1.31053" calcext:value-type="float">
            <text:p>1.31053</text:p>
          </table:table-cell>
          <table:table-cell office:value-type="float" office:value="0.567199" calcext:value-type="float">
            <text:p>0.567199</text:p>
          </table:table-cell>
          <table:table-cell office:value-type="float" office:value="0.514287" calcext:value-type="float">
            <text:p>0.514287</text:p>
          </table:table-cell>
          <table:table-cell table:number-columns-repeated="1019"/>
        </table:table-row>
        <table:table-row table:style-name="ro1">
          <table:table-cell office:value-type="float" office:value="87024" calcext:value-type="float">
            <text:p>87024</text:p>
          </table:table-cell>
          <table:table-cell table:formula="of:=[.A71]-[.A70]" office:value-type="float" office:value="305" calcext:value-type="float">
            <text:p>305</text:p>
          </table:table-cell>
          <table:table-cell office:value-type="float" office:value="1.31828" calcext:value-type="float">
            <text:p>1.31828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512869" calcext:value-type="float">
            <text:p>0.512869</text:p>
          </table:table-cell>
          <table:table-cell table:number-columns-repeated="1019"/>
        </table:table-row>
        <table:table-row table:style-name="ro1">
          <table:table-cell office:value-type="float" office:value="87329" calcext:value-type="float">
            <text:p>87329</text:p>
          </table:table-cell>
          <table:table-cell table:formula="of:=[.A72]-[.A71]" office:value-type="float" office:value="305" calcext:value-type="float">
            <text:p>305</text:p>
          </table:table-cell>
          <table:table-cell office:value-type="float" office:value="1.31503" calcext:value-type="float">
            <text:p>1.31503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18519" calcext:value-type="float">
            <text:p>0.518519</text:p>
          </table:table-cell>
          <table:table-cell table:number-columns-repeated="1019"/>
        </table:table-row>
        <table:table-row table:style-name="ro1">
          <table:table-cell office:value-type="float" office:value="87635" calcext:value-type="float">
            <text:p>87635</text:p>
          </table:table-cell>
          <table:table-cell table:formula="of:=[.A73]-[.A72]" office:value-type="float" office:value="306" calcext:value-type="float">
            <text:p>306</text:p>
          </table:table-cell>
          <table:table-cell office:value-type="float" office:value="1.30003" calcext:value-type="float">
            <text:p>1.30003</text:p>
          </table:table-cell>
          <table:table-cell office:value-type="float" office:value="0.588205" calcext:value-type="float">
            <text:p>0.588205</text:p>
          </table:table-cell>
          <table:table-cell office:value-type="float" office:value="0.525785" calcext:value-type="float">
            <text:p>0.525785</text:p>
          </table:table-cell>
          <table:table-cell table:number-columns-repeated="1019"/>
        </table:table-row>
        <table:table-row table:style-name="ro1">
          <table:table-cell office:value-type="float" office:value="87940" calcext:value-type="float">
            <text:p>87940</text:p>
          </table:table-cell>
          <table:table-cell table:formula="of:=[.A74]-[.A73]" office:value-type="float" office:value="305" calcext:value-type="float">
            <text:p>305</text:p>
          </table:table-cell>
          <table:table-cell office:value-type="float" office:value="1.29692" calcext:value-type="float">
            <text:p>1.29692</text:p>
          </table:table-cell>
          <table:table-cell office:value-type="float" office:value="0.582227" calcext:value-type="float">
            <text:p>0.582227</text:p>
          </table:table-cell>
          <table:table-cell office:value-type="float" office:value="0.522028" calcext:value-type="float">
            <text:p>0.522028</text:p>
          </table:table-cell>
          <table:table-cell table:number-columns-repeated="1019"/>
        </table:table-row>
        <table:table-row table:style-name="ro1">
          <table:table-cell office:value-type="float" office:value="88245" calcext:value-type="float">
            <text:p>88245</text:p>
          </table:table-cell>
          <table:table-cell table:formula="of:=[.A75]-[.A74]" office:value-type="float" office:value="305" calcext:value-type="float">
            <text:p>305</text:p>
          </table:table-cell>
          <table:table-cell office:value-type="float" office:value="1.27872" calcext:value-type="float">
            <text:p>1.27872</text:p>
          </table:table-cell>
          <table:table-cell office:value-type="float" office:value="0.578816" calcext:value-type="float">
            <text:p>0.578816</text:p>
          </table:table-cell>
          <table:table-cell office:value-type="float" office:value="0.525551" calcext:value-type="float">
            <text:p>0.525551</text:p>
          </table:table-cell>
          <table:table-cell table:number-columns-repeated="1019"/>
        </table:table-row>
        <table:table-row table:style-name="ro1">
          <table:table-cell office:value-type="float" office:value="88550" calcext:value-type="float">
            <text:p>88550</text:p>
          </table:table-cell>
          <table:table-cell table:formula="of:=[.A76]-[.A75]" office:value-type="float" office:value="305" calcext:value-type="float">
            <text:p>305</text:p>
          </table:table-cell>
          <table:table-cell office:value-type="float" office:value="1.28494" calcext:value-type="float">
            <text:p>1.28494</text:p>
          </table:table-cell>
          <table:table-cell office:value-type="float" office:value="0.593517" calcext:value-type="float">
            <text:p>0.593517</text:p>
          </table:table-cell>
          <table:table-cell office:value-type="float" office:value="0.528885" calcext:value-type="float">
            <text:p>0.528885</text:p>
          </table:table-cell>
          <table:table-cell table:number-columns-repeated="1019"/>
        </table:table-row>
        <table:table-row table:style-name="ro1">
          <table:table-cell office:value-type="float" office:value="88856" calcext:value-type="float">
            <text:p>88856</text:p>
          </table:table-cell>
          <table:table-cell table:formula="of:=[.A77]-[.A76]" office:value-type="float" office:value="306" calcext:value-type="float">
            <text:p>306</text:p>
          </table:table-cell>
          <table:table-cell office:value-type="float" office:value="1.26737" calcext:value-type="float">
            <text:p>1.26737</text:p>
          </table:table-cell>
          <table:table-cell office:value-type="float" office:value="0.591573" calcext:value-type="float">
            <text:p>0.591573</text:p>
          </table:table-cell>
          <table:table-cell office:value-type="float" office:value="0.531966" calcext:value-type="float">
            <text:p>0.531966</text:p>
          </table:table-cell>
          <table:table-cell table:number-columns-repeated="1019"/>
        </table:table-row>
        <table:table-row table:style-name="ro1">
          <table:table-cell office:value-type="float" office:value="89161" calcext:value-type="float">
            <text:p>89161</text:p>
          </table:table-cell>
          <table:table-cell table:formula="of:=[.A78]-[.A77]" office:value-type="float" office:value="305" calcext:value-type="float">
            <text:p>305</text:p>
          </table:table-cell>
          <table:table-cell office:value-type="float" office:value="1.26681" calcext:value-type="float">
            <text:p>1.26681</text:p>
          </table:table-cell>
          <table:table-cell office:value-type="float" office:value="0.588939" calcext:value-type="float">
            <text:p>0.588939</text:p>
          </table:table-cell>
          <table:table-cell office:value-type="float" office:value="0.53189" calcext:value-type="float">
            <text:p>0.53189</text:p>
          </table:table-cell>
          <table:table-cell table:number-columns-repeated="1019"/>
        </table:table-row>
        <table:table-row table:style-name="ro1">
          <table:table-cell office:value-type="float" office:value="89466" calcext:value-type="float">
            <text:p>89466</text:p>
          </table:table-cell>
          <table:table-cell table:formula="of:=[.A79]-[.A78]" office:value-type="float" office:value="305" calcext:value-type="float">
            <text:p>305</text:p>
          </table:table-cell>
          <table:table-cell office:value-type="float" office:value="1.26946" calcext:value-type="float">
            <text:p>1.26946</text:p>
          </table:table-cell>
          <table:table-cell office:value-type="float" office:value="0.583931" calcext:value-type="float">
            <text:p>0.583931</text:p>
          </table:table-cell>
          <table:table-cell office:value-type="float" office:value="0.530317" calcext:value-type="float">
            <text:p>0.530317</text:p>
          </table:table-cell>
          <table:table-cell table:number-columns-repeated="1019"/>
        </table:table-row>
        <table:table-row table:style-name="ro1">
          <table:table-cell office:value-type="float" office:value="89771" calcext:value-type="float">
            <text:p>89771</text:p>
          </table:table-cell>
          <table:table-cell table:formula="of:=[.A80]-[.A79]" office:value-type="float" office:value="305" calcext:value-type="float">
            <text:p>305</text:p>
          </table:table-cell>
          <table:table-cell office:value-type="float" office:value="1.23425" calcext:value-type="float">
            <text:p>1.23425</text:p>
          </table:table-cell>
          <table:table-cell office:value-type="float" office:value="0.59807" calcext:value-type="float">
            <text:p>0.59807</text:p>
          </table:table-cell>
          <table:table-cell office:value-type="float" office:value="0.544782" calcext:value-type="float">
            <text:p>0.544782</text:p>
          </table:table-cell>
          <table:table-cell table:number-columns-repeated="1019"/>
        </table:table-row>
        <table:table-row table:style-name="ro1">
          <table:table-cell office:value-type="float" office:value="90077" calcext:value-type="float">
            <text:p>90077</text:p>
          </table:table-cell>
          <table:table-cell table:formula="of:=[.A81]-[.A80]" office:value-type="float" office:value="306" calcext:value-type="float">
            <text:p>306</text:p>
          </table:table-cell>
          <table:table-cell office:value-type="float" office:value="1.24302" calcext:value-type="float">
            <text:p>1.24302</text:p>
          </table:table-cell>
          <table:table-cell office:value-type="float" office:value="0.587612" calcext:value-type="float">
            <text:p>0.587612</text:p>
          </table:table-cell>
          <table:table-cell office:value-type="float" office:value="0.533713" calcext:value-type="float">
            <text:p>0.533713</text:p>
          </table:table-cell>
          <table:table-cell table:number-columns-repeated="1019"/>
        </table:table-row>
        <table:table-row table:style-name="ro1">
          <table:table-cell office:value-type="float" office:value="90382" calcext:value-type="float">
            <text:p>90382</text:p>
          </table:table-cell>
          <table:table-cell table:formula="of:=[.A82]-[.A81]" office:value-type="float" office:value="305" calcext:value-type="float">
            <text:p>305</text:p>
          </table:table-cell>
          <table:table-cell office:value-type="float" office:value="1.22654" calcext:value-type="float">
            <text:p>1.22654</text:p>
          </table:table-cell>
          <table:table-cell office:value-type="float" office:value="0.593893" calcext:value-type="float">
            <text:p>0.593893</text:p>
          </table:table-cell>
          <table:table-cell office:value-type="float" office:value="0.544548" calcext:value-type="float">
            <text:p>0.544548</text:p>
          </table:table-cell>
          <table:table-cell table:number-columns-repeated="1019"/>
        </table:table-row>
        <table:table-row table:style-name="ro1">
          <table:table-cell office:value-type="float" office:value="90687" calcext:value-type="float">
            <text:p>90687</text:p>
          </table:table-cell>
          <table:table-cell table:formula="of:=[.A83]-[.A82]" office:value-type="float" office:value="305" calcext:value-type="float">
            <text:p>305</text:p>
          </table:table-cell>
          <table:table-cell office:value-type="float" office:value="1.22324" calcext:value-type="float">
            <text:p>1.22324</text:p>
          </table:table-cell>
          <table:table-cell office:value-type="float" office:value="0.59124" calcext:value-type="float">
            <text:p>0.59124</text:p>
          </table:table-cell>
          <table:table-cell office:value-type="float" office:value="0.541595" calcext:value-type="float">
            <text:p>0.541595</text:p>
          </table:table-cell>
          <table:table-cell table:number-columns-repeated="1019"/>
        </table:table-row>
        <table:table-row table:style-name="ro1">
          <table:table-cell office:value-type="float" office:value="90992" calcext:value-type="float">
            <text:p>90992</text:p>
          </table:table-cell>
          <table:table-cell table:formula="of:=[.A84]-[.A83]" office:value-type="float" office:value="305" calcext:value-type="float">
            <text:p>305</text:p>
          </table:table-cell>
          <table:table-cell office:value-type="float" office:value="1.22303" calcext:value-type="float">
            <text:p>1.22303</text:p>
          </table:table-cell>
          <table:table-cell office:value-type="float" office:value="0.595928" calcext:value-type="float">
            <text:p>0.595928</text:p>
          </table:table-cell>
          <table:table-cell office:value-type="float" office:value="0.544166" calcext:value-type="float">
            <text:p>0.544166</text:p>
          </table:table-cell>
          <table:table-cell table:number-columns-repeated="1019"/>
        </table:table-row>
        <table:table-row table:style-name="ro1">
          <table:table-cell office:value-type="float" office:value="91297" calcext:value-type="float">
            <text:p>91297</text:p>
          </table:table-cell>
          <table:table-cell table:formula="of:=[.A85]-[.A84]" office:value-type="float" office:value="305" calcext:value-type="float">
            <text:p>305</text:p>
          </table:table-cell>
          <table:table-cell office:value-type="float" office:value="1.21954" calcext:value-type="float">
            <text:p>1.21954</text:p>
          </table:table-cell>
          <table:table-cell office:value-type="float" office:value="0.597335" calcext:value-type="float">
            <text:p>0.597335</text:p>
          </table:table-cell>
          <table:table-cell office:value-type="float" office:value="0.539789" calcext:value-type="float">
            <text:p>0.539789</text:p>
          </table:table-cell>
          <table:table-cell table:number-columns-repeated="1019"/>
        </table:table-row>
        <table:table-row table:style-name="ro1">
          <table:table-cell office:value-type="float" office:value="91602" calcext:value-type="float">
            <text:p>91602</text:p>
          </table:table-cell>
          <table:table-cell table:formula="of:=[.A86]-[.A85]" office:value-type="float" office:value="305" calcext:value-type="float">
            <text:p>305</text:p>
          </table:table-cell>
          <table:table-cell office:value-type="float" office:value="1.22073" calcext:value-type="float">
            <text:p>1.22073</text:p>
          </table:table-cell>
          <table:table-cell office:value-type="float" office:value="0.592328" calcext:value-type="float">
            <text:p>0.592328</text:p>
          </table:table-cell>
          <table:table-cell office:value-type="float" office:value="0.538781" calcext:value-type="float">
            <text:p>0.538781</text:p>
          </table:table-cell>
          <table:table-cell table:number-columns-repeated="1019"/>
        </table:table-row>
        <table:table-row table:style-name="ro1">
          <table:table-cell office:value-type="float" office:value="91907" calcext:value-type="float">
            <text:p>91907</text:p>
          </table:table-cell>
          <table:table-cell table:formula="of:=[.A87]-[.A86]" office:value-type="float" office:value="305" calcext:value-type="float">
            <text:p>305</text:p>
          </table:table-cell>
          <table:table-cell office:value-type="float" office:value="1.21608" calcext:value-type="float">
            <text:p>1.21608</text:p>
          </table:table-cell>
          <table:table-cell office:value-type="float" office:value="0.594107" calcext:value-type="float">
            <text:p>0.594107</text:p>
          </table:table-cell>
          <table:table-cell office:value-type="float" office:value="0.541514" calcext:value-type="float">
            <text:p>0.541514</text:p>
          </table:table-cell>
          <table:table-cell table:number-columns-repeated="1019"/>
        </table:table-row>
        <table:table-row table:style-name="ro1">
          <table:table-cell office:value-type="float" office:value="92212" calcext:value-type="float">
            <text:p>92212</text:p>
          </table:table-cell>
          <table:table-cell table:formula="of:=[.A88]-[.A87]" office:value-type="float" office:value="305" calcext:value-type="float">
            <text:p>305</text:p>
          </table:table-cell>
          <table:table-cell office:value-type="float" office:value="1.20107" calcext:value-type="float">
            <text:p>1.20107</text:p>
          </table:table-cell>
          <table:table-cell office:value-type="float" office:value="0.594467" calcext:value-type="float">
            <text:p>0.594467</text:p>
          </table:table-cell>
          <table:table-cell office:value-type="float" office:value="0.54528" calcext:value-type="float">
            <text:p>0.54528</text:p>
          </table:table-cell>
          <table:table-cell table:number-columns-repeated="1019"/>
        </table:table-row>
        <table:table-row table:style-name="ro1">
          <table:table-cell office:value-type="float" office:value="92518" calcext:value-type="float">
            <text:p>92518</text:p>
          </table:table-cell>
          <table:table-cell table:formula="of:=[.A89]-[.A88]" office:value-type="float" office:value="306" calcext:value-type="float">
            <text:p>306</text:p>
          </table:table-cell>
          <table:table-cell office:value-type="float" office:value="1.19012" calcext:value-type="float">
            <text:p>1.19012</text:p>
          </table:table-cell>
          <table:table-cell office:value-type="float" office:value="0.588534" calcext:value-type="float">
            <text:p>0.588534</text:p>
          </table:table-cell>
          <table:table-cell office:value-type="float" office:value="0.543413" calcext:value-type="float">
            <text:p>0.543413</text:p>
          </table:table-cell>
          <table:table-cell table:number-columns-repeated="1019"/>
        </table:table-row>
        <table:table-row table:style-name="ro1">
          <table:table-cell office:value-type="float" office:value="92823" calcext:value-type="float">
            <text:p>92823</text:p>
          </table:table-cell>
          <table:table-cell table:formula="of:=[.A90]-[.A89]" office:value-type="float" office:value="305" calcext:value-type="float">
            <text:p>305</text:p>
          </table:table-cell>
          <table:table-cell office:value-type="float" office:value="1.18532" calcext:value-type="float">
            <text:p>1.18532</text:p>
          </table:table-cell>
          <table:table-cell office:value-type="float" office:value="0.588532" calcext:value-type="float">
            <text:p>0.588532</text:p>
          </table:table-cell>
          <table:table-cell office:value-type="float" office:value="0.545438" calcext:value-type="float">
            <text:p>0.545438</text:p>
          </table:table-cell>
          <table:table-cell table:number-columns-repeated="1019"/>
        </table:table-row>
        <table:table-row table:style-name="ro1">
          <table:table-cell office:value-type="float" office:value="93128" calcext:value-type="float">
            <text:p>93128</text:p>
          </table:table-cell>
          <table:table-cell table:formula="of:=[.A91]-[.A90]" office:value-type="float" office:value="305" calcext:value-type="float">
            <text:p>305</text:p>
          </table:table-cell>
          <table:table-cell office:value-type="float" office:value="1.18916" calcext:value-type="float">
            <text:p>1.18916</text:p>
          </table:table-cell>
          <table:table-cell office:value-type="float" office:value="0.586493" calcext:value-type="float">
            <text:p>0.586493</text:p>
          </table:table-cell>
          <table:table-cell office:value-type="float" office:value="0.546299" calcext:value-type="float">
            <text:p>0.546299</text:p>
          </table:table-cell>
          <table:table-cell table:number-columns-repeated="1019"/>
        </table:table-row>
        <table:table-row table:style-name="ro1">
          <table:table-cell office:value-type="float" office:value="93433" calcext:value-type="float">
            <text:p>93433</text:p>
          </table:table-cell>
          <table:table-cell table:formula="of:=[.A92]-[.A91]" office:value-type="float" office:value="305" calcext:value-type="float">
            <text:p>305</text:p>
          </table:table-cell>
          <table:table-cell office:value-type="float" office:value="1.19058" calcext:value-type="float">
            <text:p>1.19058</text:p>
          </table:table-cell>
          <table:table-cell office:value-type="float" office:value="0.591804" calcext:value-type="float">
            <text:p>0.591804</text:p>
          </table:table-cell>
          <table:table-cell office:value-type="float" office:value="0.543596" calcext:value-type="float">
            <text:p>0.543596</text:p>
          </table:table-cell>
          <table:table-cell table:number-columns-repeated="1019"/>
        </table:table-row>
        <table:table-row table:style-name="ro1">
          <table:table-cell office:value-type="float" office:value="93739" calcext:value-type="float">
            <text:p>93739</text:p>
          </table:table-cell>
          <table:table-cell table:formula="of:=[.A93]-[.A92]" office:value-type="float" office:value="306" calcext:value-type="float">
            <text:p>306</text:p>
          </table:table-cell>
          <table:table-cell office:value-type="float" office:value="1.18642" calcext:value-type="float">
            <text:p>1.18642</text:p>
          </table:table-cell>
          <table:table-cell office:value-type="float" office:value="0.593014" calcext:value-type="float">
            <text:p>0.593014</text:p>
          </table:table-cell>
          <table:table-cell office:value-type="float" office:value="0.550081" calcext:value-type="float">
            <text:p>0.550081</text:p>
          </table:table-cell>
          <table:table-cell table:number-columns-repeated="1019"/>
        </table:table-row>
        <table:table-row table:style-name="ro1">
          <table:table-cell office:value-type="float" office:value="94044" calcext:value-type="float">
            <text:p>94044</text:p>
          </table:table-cell>
          <table:table-cell table:formula="of:=[.A94]-[.A93]" office:value-type="float" office:value="305" calcext:value-type="float">
            <text:p>305</text:p>
          </table:table-cell>
          <table:table-cell office:value-type="float" office:value="1.18125" calcext:value-type="float">
            <text:p>1.18125</text:p>
          </table:table-cell>
          <table:table-cell office:value-type="float" office:value="0.589928" calcext:value-type="float">
            <text:p>0.589928</text:p>
          </table:table-cell>
          <table:table-cell office:value-type="float" office:value="0.546898" calcext:value-type="float">
            <text:p>0.546898</text:p>
          </table:table-cell>
          <table:table-cell table:number-columns-repeated="1019"/>
        </table:table-row>
        <table:table-row table:style-name="ro1">
          <table:table-cell office:value-type="float" office:value="94349" calcext:value-type="float">
            <text:p>94349</text:p>
          </table:table-cell>
          <table:table-cell table:formula="of:=[.A95]-[.A94]" office:value-type="float" office:value="305" calcext:value-type="float">
            <text:p>305</text:p>
          </table:table-cell>
          <table:table-cell office:value-type="float" office:value="1.18416" calcext:value-type="float">
            <text:p>1.18416</text:p>
          </table:table-cell>
          <table:table-cell office:value-type="float" office:value="0.587715" calcext:value-type="float">
            <text:p>0.587715</text:p>
          </table:table-cell>
          <table:table-cell office:value-type="float" office:value="0.540422" calcext:value-type="float">
            <text:p>0.540422</text:p>
          </table:table-cell>
          <table:table-cell table:number-columns-repeated="1019"/>
        </table:table-row>
        <table:table-row table:style-name="ro1">
          <table:table-cell office:value-type="float" office:value="94654" calcext:value-type="float">
            <text:p>94654</text:p>
          </table:table-cell>
          <table:table-cell table:formula="of:=[.A96]-[.A95]" office:value-type="float" office:value="305" calcext:value-type="float">
            <text:p>305</text:p>
          </table:table-cell>
          <table:table-cell office:value-type="float" office:value="1.17557" calcext:value-type="float">
            <text:p>1.17557</text:p>
          </table:table-cell>
          <table:table-cell office:value-type="float" office:value="0.593773" calcext:value-type="float">
            <text:p>0.593773</text:p>
          </table:table-cell>
          <table:table-cell office:value-type="float" office:value="0.547828" calcext:value-type="float">
            <text:p>0.547828</text:p>
          </table:table-cell>
          <table:table-cell table:number-columns-repeated="1019"/>
        </table:table-row>
        <table:table-row table:style-name="ro1">
          <table:table-cell office:value-type="float" office:value="94959" calcext:value-type="float">
            <text:p>94959</text:p>
          </table:table-cell>
          <table:table-cell table:formula="of:=[.A97]-[.A96]" office:value-type="float" office:value="305" calcext:value-type="float">
            <text:p>305</text:p>
          </table:table-cell>
          <table:table-cell office:value-type="float" office:value="1.1763" calcext:value-type="float">
            <text:p>1.1763</text:p>
          </table:table-cell>
          <table:table-cell office:value-type="float" office:value="0.594213" calcext:value-type="float">
            <text:p>0.594213</text:p>
          </table:table-cell>
          <table:table-cell office:value-type="float" office:value="0.54853" calcext:value-type="float">
            <text:p>0.54853</text:p>
          </table:table-cell>
          <table:table-cell table:number-columns-repeated="1019"/>
        </table:table-row>
        <table:table-row table:style-name="ro1">
          <table:table-cell office:value-type="float" office:value="95264" calcext:value-type="float">
            <text:p>95264</text:p>
          </table:table-cell>
          <table:table-cell table:formula="of:=[.A98]-[.A97]" office:value-type="float" office:value="305" calcext:value-type="float">
            <text:p>305</text:p>
          </table:table-cell>
          <table:table-cell office:value-type="float" office:value="1.17339" calcext:value-type="float">
            <text:p>1.17339</text:p>
          </table:table-cell>
          <table:table-cell office:value-type="float" office:value="0.599313" calcext:value-type="float">
            <text:p>0.599313</text:p>
          </table:table-cell>
          <table:table-cell office:value-type="float" office:value="0.550048" calcext:value-type="float">
            <text:p>0.550048</text:p>
          </table:table-cell>
          <table:table-cell table:number-columns-repeated="1019"/>
        </table:table-row>
        <table:table-row table:style-name="ro1">
          <table:table-cell office:value-type="float" office:value="95569" calcext:value-type="float">
            <text:p>95569</text:p>
          </table:table-cell>
          <table:table-cell table:formula="of:=[.A99]-[.A98]" office:value-type="float" office:value="305" calcext:value-type="float">
            <text:p>305</text:p>
          </table:table-cell>
          <table:table-cell office:value-type="float" office:value="1.17569" calcext:value-type="float">
            <text:p>1.17569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546941" calcext:value-type="float">
            <text:p>0.546941</text:p>
          </table:table-cell>
          <table:table-cell table:number-columns-repeated="1019"/>
        </table:table-row>
        <table:table-row table:style-name="ro1">
          <table:table-cell office:value-type="float" office:value="95875" calcext:value-type="float">
            <text:p>95875</text:p>
          </table:table-cell>
          <table:table-cell table:formula="of:=[.A100]-[.A99]" office:value-type="float" office:value="306" calcext:value-type="float">
            <text:p>306</text:p>
          </table:table-cell>
          <table:table-cell office:value-type="float" office:value="1.16921" calcext:value-type="float">
            <text:p>1.16921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51126" calcext:value-type="float">
            <text:p>0.551126</text:p>
          </table:table-cell>
          <table:table-cell table:number-columns-repeated="1019"/>
        </table:table-row>
        <table:table-row table:style-name="ro1">
          <table:table-cell office:value-type="float" office:value="96180" calcext:value-type="float">
            <text:p>96180</text:p>
          </table:table-cell>
          <table:table-cell table:formula="of:=[.A101]-[.A100]" office:value-type="float" office:value="305" calcext:value-type="float">
            <text:p>305</text:p>
          </table:table-cell>
          <table:table-cell office:value-type="float" office:value="1.17154" calcext:value-type="float">
            <text:p>1.17154</text:p>
          </table:table-cell>
          <table:table-cell office:value-type="float" office:value="0.592834" calcext:value-type="float">
            <text:p>0.592834</text:p>
          </table:table-cell>
          <table:table-cell office:value-type="float" office:value="0.547519" calcext:value-type="float">
            <text:p>0.547519</text:p>
          </table:table-cell>
          <table:table-cell table:number-columns-repeated="1019"/>
        </table:table-row>
      </table:table>
      <table:table table:name="Sheet1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2T07:01:38.772687859</meta:creation-date>
    <dc:date>2023-11-02T07:08:26.683637939</dc:date>
    <meta:editing-duration>PT6M50S</meta:editing-duration>
    <meta:editing-cycles>2</meta:editing-cycles>
    <meta:generator>LibreOffice/6.4.7.2$Linux_X86_64 LibreOffice_project/40$Build-2</meta:generator>
    <meta:document-statistic meta:table-count="2" meta:cell-count="5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tagger-even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84cm" svg:height="11.954cm" xlink:href=".." xlink:type="simple" chart:class="chart:line" chart:style-name="ch1">
        <chart:legend chart:legend-position="end" svg:x="3.38cm" svg:y="0.78cm" style:legend-expansion="custom" chartooo:width="6.486cm" chartooo:height="1.594cm" style:legend-expansion-aspect-ratio="4.06900878293601" chart:style-name="ch2"/>
        <chart:plot-area chart:style-name="ch3" table:cell-range-address="jk.C1:jk.E101" chart:data-source-has-labels="row" svg:x="0.244cm" svg:y="0.239cm" svg:width="11.626cm" svg:height="11.475cm">
          <chartooo:coordinate-region svg:x="0.971cm" svg:y="0.438cm" svg:width="10.899cm" svg:height="10.4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k.C2:jk.C101" chart:label-cell-address="jk.C1:jk.C1" chart:class="chart:line">
            <chart:data-point chart:repeated="100"/>
          </chart:series>
          <chart:series chart:style-name="ch8" chart:values-cell-range-address="jk.D2:jk.D101" chart:label-cell-address="jk.D1:jk.D1" chart:class="chart:line">
            <chart:data-point chart:repeated="100"/>
          </chart:series>
          <chart:series chart:style-name="ch9" chart:values-cell-range-address="jk.E2:jk.E101" chart:label-cell-address="jk.E1:jk.E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</text:p>
                <draw:g>
                  <svg:desc>jk.C1:jk.C1</svg:desc>
                </draw:g>
              </table:table-cell>
              <table:table-cell office:value-type="string">
                <text:p>D real</text:p>
                <draw:g>
                  <svg:desc>jk.D1:jk.D1</svg:desc>
                </draw:g>
              </table:table-cell>
              <table:table-cell office:value-type="string">
                <text:p>D fake</text:p>
                <draw:g>
                  <svg:desc>jk.E1:j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3017">
                <text:p>1.53017</text:p>
                <draw:g>
                  <svg:desc>jk.C2:jk.C101</svg:desc>
                </draw:g>
              </table:table-cell>
              <table:table-cell office:value-type="float" office:value="0.547393">
                <text:p>0.547393</text:p>
                <draw:g>
                  <svg:desc>jk.D2:jk.D101</svg:desc>
                </draw:g>
              </table:table-cell>
              <table:table-cell office:value-type="float" office:value="0.321494">
                <text:p>0.321494</text:p>
                <draw:g>
                  <svg:desc>jk.E2:jk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7844">
                <text:p>2.17844</text:p>
              </table:table-cell>
              <table:table-cell office:value-type="float" office:value="0.326624">
                <text:p>0.326624</text:p>
              </table:table-cell>
              <table:table-cell office:value-type="float" office:value="0.278721">
                <text:p>0.278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2627">
                <text:p>2.12627</text:p>
              </table:table-cell>
              <table:table-cell office:value-type="float" office:value="0.287239">
                <text:p>0.287239</text:p>
              </table:table-cell>
              <table:table-cell office:value-type="float" office:value="0.377362">
                <text:p>0.377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2185">
                <text:p>1.42185</text:p>
              </table:table-cell>
              <table:table-cell office:value-type="float" office:value="0.402462">
                <text:p>0.402462</text:p>
              </table:table-cell>
              <table:table-cell office:value-type="float" office:value="0.383533">
                <text:p>0.383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2927">
                <text:p>1.32927</text:p>
              </table:table-cell>
              <table:table-cell office:value-type="float" office:value="0.432625">
                <text:p>0.432625</text:p>
              </table:table-cell>
              <table:table-cell office:value-type="float" office:value="0.407593">
                <text:p>0.407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6304">
                <text:p>1.16304</text:p>
              </table:table-cell>
              <table:table-cell office:value-type="float" office:value="0.463832">
                <text:p>0.463832</text:p>
              </table:table-cell>
              <table:table-cell office:value-type="float" office:value="0.451774">
                <text:p>0.451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0718">
                <text:p>1.20718</text:p>
              </table:table-cell>
              <table:table-cell office:value-type="float" office:value="0.504014">
                <text:p>0.504014</text:p>
              </table:table-cell>
              <table:table-cell office:value-type="float" office:value="0.49837">
                <text:p>0.49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217">
                <text:p>1.21217</text:p>
              </table:table-cell>
              <table:table-cell office:value-type="float" office:value="0.483931">
                <text:p>0.483931</text:p>
              </table:table-cell>
              <table:table-cell office:value-type="float" office:value="0.43606">
                <text:p>0.43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818">
                <text:p>1.22818</text:p>
              </table:table-cell>
              <table:table-cell office:value-type="float" office:value="0.448319">
                <text:p>0.448319</text:p>
              </table:table-cell>
              <table:table-cell office:value-type="float" office:value="0.439517">
                <text:p>0.439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3917">
                <text:p>1.23917</text:p>
              </table:table-cell>
              <table:table-cell office:value-type="float" office:value="0.511675">
                <text:p>0.511675</text:p>
              </table:table-cell>
              <table:table-cell office:value-type="float" office:value="0.453321">
                <text:p>0.453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4599">
                <text:p>1.34599</text:p>
              </table:table-cell>
              <table:table-cell office:value-type="float" office:value="0.45793">
                <text:p>0.45793</text:p>
              </table:table-cell>
              <table:table-cell office:value-type="float" office:value="0.432253">
                <text:p>0.432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3731">
                <text:p>1.23731</text:p>
              </table:table-cell>
              <table:table-cell office:value-type="float" office:value="0.47384">
                <text:p>0.47384</text:p>
              </table:table-cell>
              <table:table-cell office:value-type="float" office:value="0.458108">
                <text:p>0.458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2172">
                <text:p>1.32172</text:p>
              </table:table-cell>
              <table:table-cell office:value-type="float" office:value="0.45609">
                <text:p>0.45609</text:p>
              </table:table-cell>
              <table:table-cell office:value-type="float" office:value="0.416771">
                <text:p>0.416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985">
                <text:p>1.39985</text:p>
              </table:table-cell>
              <table:table-cell office:value-type="float" office:value="0.430556">
                <text:p>0.430556</text:p>
              </table:table-cell>
              <table:table-cell office:value-type="float" office:value="0.399162">
                <text:p>0.399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5101">
                <text:p>1.45101</text:p>
              </table:table-cell>
              <table:table-cell office:value-type="float" office:value="0.433667">
                <text:p>0.433667</text:p>
              </table:table-cell>
              <table:table-cell office:value-type="float" office:value="0.39996">
                <text:p>0.39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5841">
                <text:p>1.45841</text:p>
              </table:table-cell>
              <table:table-cell office:value-type="float" office:value="0.44575">
                <text:p>0.44575</text:p>
              </table:table-cell>
              <table:table-cell office:value-type="float" office:value="0.409627">
                <text:p>0.409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7616">
                <text:p>1.47616</text:p>
              </table:table-cell>
              <table:table-cell office:value-type="float" office:value="0.440932">
                <text:p>0.440932</text:p>
              </table:table-cell>
              <table:table-cell office:value-type="float" office:value="0.409505">
                <text:p>0.409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3819">
                <text:p>1.43819</text:p>
              </table:table-cell>
              <table:table-cell office:value-type="float" office:value="0.452492">
                <text:p>0.452492</text:p>
              </table:table-cell>
              <table:table-cell office:value-type="float" office:value="0.418477">
                <text:p>0.418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7483">
                <text:p>1.47483</text:p>
              </table:table-cell>
              <table:table-cell office:value-type="float" office:value="0.444914">
                <text:p>0.444914</text:p>
              </table:table-cell>
              <table:table-cell office:value-type="float" office:value="0.407387">
                <text:p>0.407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151">
                <text:p>1.5151</text:p>
              </table:table-cell>
              <table:table-cell office:value-type="float" office:value="0.440171">
                <text:p>0.440171</text:p>
              </table:table-cell>
              <table:table-cell office:value-type="float" office:value="0.396393">
                <text:p>0.3963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1868">
                <text:p>1.61868</text:p>
              </table:table-cell>
              <table:table-cell office:value-type="float" office:value="0.42197">
                <text:p>0.42197</text:p>
              </table:table-cell>
              <table:table-cell office:value-type="float" office:value="0.379906">
                <text:p>0.379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9182">
                <text:p>1.59182</text:p>
              </table:table-cell>
              <table:table-cell office:value-type="float" office:value="0.437793">
                <text:p>0.437793</text:p>
              </table:table-cell>
              <table:table-cell office:value-type="float" office:value="0.396585">
                <text:p>0.396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6709">
                <text:p>1.56709</text:p>
              </table:table-cell>
              <table:table-cell office:value-type="float" office:value="0.439517">
                <text:p>0.439517</text:p>
              </table:table-cell>
              <table:table-cell office:value-type="float" office:value="0.408176">
                <text:p>0.408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0302">
                <text:p>1.60302</text:p>
              </table:table-cell>
              <table:table-cell office:value-type="float" office:value="0.428411">
                <text:p>0.428411</text:p>
              </table:table-cell>
              <table:table-cell office:value-type="float" office:value="0.394109">
                <text:p>0.394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8315">
                <text:p>1.58315</text:p>
              </table:table-cell>
              <table:table-cell office:value-type="float" office:value="0.452282">
                <text:p>0.452282</text:p>
              </table:table-cell>
              <table:table-cell office:value-type="float" office:value="0.404477">
                <text:p>0.404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4919">
                <text:p>1.54919</text:p>
              </table:table-cell>
              <table:table-cell office:value-type="float" office:value="0.469538">
                <text:p>0.469538</text:p>
              </table:table-cell>
              <table:table-cell office:value-type="float" office:value="0.425867">
                <text:p>0.4258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0392">
                <text:p>1.50392</text:p>
              </table:table-cell>
              <table:table-cell office:value-type="float" office:value="0.476172">
                <text:p>0.476172</text:p>
              </table:table-cell>
              <table:table-cell office:value-type="float" office:value="0.428078">
                <text:p>0.428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7804">
                <text:p>1.57804</text:p>
              </table:table-cell>
              <table:table-cell office:value-type="float" office:value="0.440778">
                <text:p>0.440778</text:p>
              </table:table-cell>
              <table:table-cell office:value-type="float" office:value="0.402933">
                <text:p>0.4029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7906">
                <text:p>1.57906</text:p>
              </table:table-cell>
              <table:table-cell office:value-type="float" office:value="0.445094">
                <text:p>0.445094</text:p>
              </table:table-cell>
              <table:table-cell office:value-type="float" office:value="0.406218">
                <text:p>0.4062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9073">
                <text:p>1.59073</text:p>
              </table:table-cell>
              <table:table-cell office:value-type="float" office:value="0.459927">
                <text:p>0.459927</text:p>
              </table:table-cell>
              <table:table-cell office:value-type="float" office:value="0.410551">
                <text:p>0.4105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2034">
                <text:p>1.62034</text:p>
              </table:table-cell>
              <table:table-cell office:value-type="float" office:value="0.456868">
                <text:p>0.456868</text:p>
              </table:table-cell>
              <table:table-cell office:value-type="float" office:value="0.415525">
                <text:p>0.415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6246">
                <text:p>1.56246</text:p>
              </table:table-cell>
              <table:table-cell office:value-type="float" office:value="0.481127">
                <text:p>0.481127</text:p>
              </table:table-cell>
              <table:table-cell office:value-type="float" office:value="0.441471">
                <text:p>0.441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3673">
                <text:p>1.53673</text:p>
              </table:table-cell>
              <table:table-cell office:value-type="float" office:value="0.512256">
                <text:p>0.512256</text:p>
              </table:table-cell>
              <table:table-cell office:value-type="float" office:value="0.453482">
                <text:p>0.4534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6644">
                <text:p>1.56644</text:p>
              </table:table-cell>
              <table:table-cell office:value-type="float" office:value="0.506233">
                <text:p>0.506233</text:p>
              </table:table-cell>
              <table:table-cell office:value-type="float" office:value="0.445819">
                <text:p>0.445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5031">
                <text:p>1.55031</text:p>
              </table:table-cell>
              <table:table-cell office:value-type="float" office:value="0.496985">
                <text:p>0.496985</text:p>
              </table:table-cell>
              <table:table-cell office:value-type="float" office:value="0.439401">
                <text:p>0.4394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5511">
                <text:p>1.55511</text:p>
              </table:table-cell>
              <table:table-cell office:value-type="float" office:value="0.490899">
                <text:p>0.490899</text:p>
              </table:table-cell>
              <table:table-cell office:value-type="float" office:value="0.437652">
                <text:p>0.4376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0817">
                <text:p>1.50817</text:p>
              </table:table-cell>
              <table:table-cell office:value-type="float" office:value="0.508922">
                <text:p>0.508922</text:p>
              </table:table-cell>
              <table:table-cell office:value-type="float" office:value="0.450554">
                <text:p>0.4505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315">
                <text:p>1.5315</text:p>
              </table:table-cell>
              <table:table-cell office:value-type="float" office:value="0.490132">
                <text:p>0.490132</text:p>
              </table:table-cell>
              <table:table-cell office:value-type="float" office:value="0.44017">
                <text:p>0.44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0977">
                <text:p>1.50977</text:p>
              </table:table-cell>
              <table:table-cell office:value-type="float" office:value="0.506072">
                <text:p>0.506072</text:p>
              </table:table-cell>
              <table:table-cell office:value-type="float" office:value="0.456074">
                <text:p>0.456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2354">
                <text:p>1.52354</text:p>
              </table:table-cell>
              <table:table-cell office:value-type="float" office:value="0.512515">
                <text:p>0.512515</text:p>
              </table:table-cell>
              <table:table-cell office:value-type="float" office:value="0.456809">
                <text:p>0.4568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34">
                <text:p>1.534</text:p>
              </table:table-cell>
              <table:table-cell office:value-type="float" office:value="0.511017">
                <text:p>0.511017</text:p>
              </table:table-cell>
              <table:table-cell office:value-type="float" office:value="0.452698">
                <text:p>0.452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3368">
                <text:p>1.53368</text:p>
              </table:table-cell>
              <table:table-cell office:value-type="float" office:value="0.511901">
                <text:p>0.511901</text:p>
              </table:table-cell>
              <table:table-cell office:value-type="float" office:value="0.446114">
                <text:p>0.446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359">
                <text:p>1.5359</text:p>
              </table:table-cell>
              <table:table-cell office:value-type="float" office:value="0.504844">
                <text:p>0.504844</text:p>
              </table:table-cell>
              <table:table-cell office:value-type="float" office:value="0.449729">
                <text:p>0.449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2252">
                <text:p>1.52252</text:p>
              </table:table-cell>
              <table:table-cell office:value-type="float" office:value="0.507208">
                <text:p>0.507208</text:p>
              </table:table-cell>
              <table:table-cell office:value-type="float" office:value="0.452156">
                <text:p>0.452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4733">
                <text:p>1.54733</text:p>
              </table:table-cell>
              <table:table-cell office:value-type="float" office:value="0.498318">
                <text:p>0.498318</text:p>
              </table:table-cell>
              <table:table-cell office:value-type="float" office:value="0.444074">
                <text:p>0.4440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333">
                <text:p>1.5333</text:p>
              </table:table-cell>
              <table:table-cell office:value-type="float" office:value="0.508737">
                <text:p>0.508737</text:p>
              </table:table-cell>
              <table:table-cell office:value-type="float" office:value="0.449438">
                <text:p>0.449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0209">
                <text:p>1.50209</text:p>
              </table:table-cell>
              <table:table-cell office:value-type="float" office:value="0.51633">
                <text:p>0.51633</text:p>
              </table:table-cell>
              <table:table-cell office:value-type="float" office:value="0.458945">
                <text:p>0.4589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8595">
                <text:p>1.48595</text:p>
              </table:table-cell>
              <table:table-cell office:value-type="float" office:value="0.535168">
                <text:p>0.535168</text:p>
              </table:table-cell>
              <table:table-cell office:value-type="float" office:value="0.469183">
                <text:p>0.469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447">
                <text:p>1.50447</text:p>
              </table:table-cell>
              <table:table-cell office:value-type="float" office:value="0.528599">
                <text:p>0.528599</text:p>
              </table:table-cell>
              <table:table-cell office:value-type="float" office:value="0.461554">
                <text:p>0.4615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8021">
                <text:p>1.48021</text:p>
              </table:table-cell>
              <table:table-cell office:value-type="float" office:value="0.542473">
                <text:p>0.542473</text:p>
              </table:table-cell>
              <table:table-cell office:value-type="float" office:value="0.468396">
                <text:p>0.468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8693">
                <text:p>1.48693</text:p>
              </table:table-cell>
              <table:table-cell office:value-type="float" office:value="0.527126">
                <text:p>0.527126</text:p>
              </table:table-cell>
              <table:table-cell office:value-type="float" office:value="0.460664">
                <text:p>0.4606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3422">
                <text:p>1.43422</text:p>
              </table:table-cell>
              <table:table-cell office:value-type="float" office:value="0.533265">
                <text:p>0.533265</text:p>
              </table:table-cell>
              <table:table-cell office:value-type="float" office:value="0.47654">
                <text:p>0.47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3509">
                <text:p>1.43509</text:p>
              </table:table-cell>
              <table:table-cell office:value-type="float" office:value="0.53789">
                <text:p>0.53789</text:p>
              </table:table-cell>
              <table:table-cell office:value-type="float" office:value="0.47822">
                <text:p>0.478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3238">
                <text:p>1.43238</text:p>
              </table:table-cell>
              <table:table-cell office:value-type="float" office:value="0.545137">
                <text:p>0.545137</text:p>
              </table:table-cell>
              <table:table-cell office:value-type="float" office:value="0.484351">
                <text:p>0.4843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288">
                <text:p>1.4288</text:p>
              </table:table-cell>
              <table:table-cell office:value-type="float" office:value="0.546101">
                <text:p>0.546101</text:p>
              </table:table-cell>
              <table:table-cell office:value-type="float" office:value="0.487725">
                <text:p>0.487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4083">
                <text:p>1.44083</text:p>
              </table:table-cell>
              <table:table-cell office:value-type="float" office:value="0.549041">
                <text:p>0.549041</text:p>
              </table:table-cell>
              <table:table-cell office:value-type="float" office:value="0.477737">
                <text:p>0.4777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2816">
                <text:p>1.42816</text:p>
              </table:table-cell>
              <table:table-cell office:value-type="float" office:value="0.554439">
                <text:p>0.554439</text:p>
              </table:table-cell>
              <table:table-cell office:value-type="float" office:value="0.481542">
                <text:p>0.4815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409">
                <text:p>1.4409</text:p>
              </table:table-cell>
              <table:table-cell office:value-type="float" office:value="0.552433">
                <text:p>0.552433</text:p>
              </table:table-cell>
              <table:table-cell office:value-type="float" office:value="0.48222">
                <text:p>0.48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722">
                <text:p>1.41722</text:p>
              </table:table-cell>
              <table:table-cell office:value-type="float" office:value="0.548519">
                <text:p>0.548519</text:p>
              </table:table-cell>
              <table:table-cell office:value-type="float" office:value="0.494074">
                <text:p>0.494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8266">
                <text:p>1.38266</text:p>
              </table:table-cell>
              <table:table-cell office:value-type="float" office:value="0.553144">
                <text:p>0.553144</text:p>
              </table:table-cell>
              <table:table-cell office:value-type="float" office:value="0.494648">
                <text:p>0.494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8154">
                <text:p>1.38154</text:p>
              </table:table-cell>
              <table:table-cell office:value-type="float" office:value="0.559635">
                <text:p>0.559635</text:p>
              </table:table-cell>
              <table:table-cell office:value-type="float" office:value="0.494921">
                <text:p>0.4949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6816">
                <text:p>1.36816</text:p>
              </table:table-cell>
              <table:table-cell office:value-type="float" office:value="0.572226">
                <text:p>0.572226</text:p>
              </table:table-cell>
              <table:table-cell office:value-type="float" office:value="0.506079">
                <text:p>0.5060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7144">
                <text:p>1.37144</text:p>
              </table:table-cell>
              <table:table-cell office:value-type="float" office:value="0.563531">
                <text:p>0.563531</text:p>
              </table:table-cell>
              <table:table-cell office:value-type="float" office:value="0.49613">
                <text:p>0.496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7697">
                <text:p>1.37697</text:p>
              </table:table-cell>
              <table:table-cell office:value-type="float" office:value="0.560738">
                <text:p>0.560738</text:p>
              </table:table-cell>
              <table:table-cell office:value-type="float" office:value="0.50218">
                <text:p>0.50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7313">
                <text:p>1.37313</text:p>
              </table:table-cell>
              <table:table-cell office:value-type="float" office:value="0.56652">
                <text:p>0.56652</text:p>
              </table:table-cell>
              <table:table-cell office:value-type="float" office:value="0.511082">
                <text:p>0.5110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3432">
                <text:p>1.33432</text:p>
              </table:table-cell>
              <table:table-cell office:value-type="float" office:value="0.574889">
                <text:p>0.574889</text:p>
              </table:table-cell>
              <table:table-cell office:value-type="float" office:value="0.51135">
                <text:p>0.51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5098">
                <text:p>1.35098</text:p>
              </table:table-cell>
              <table:table-cell office:value-type="float" office:value="0.574247">
                <text:p>0.574247</text:p>
              </table:table-cell>
              <table:table-cell office:value-type="float" office:value="0.510305">
                <text:p>0.5103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1999">
                <text:p>1.31999</text:p>
              </table:table-cell>
              <table:table-cell office:value-type="float" office:value="0.572294">
                <text:p>0.572294</text:p>
              </table:table-cell>
              <table:table-cell office:value-type="float" office:value="0.518081">
                <text:p>0.5180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1053">
                <text:p>1.31053</text:p>
              </table:table-cell>
              <table:table-cell office:value-type="float" office:value="0.567199">
                <text:p>0.567199</text:p>
              </table:table-cell>
              <table:table-cell office:value-type="float" office:value="0.514287">
                <text:p>0.5142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1828">
                <text:p>1.31828</text:p>
              </table:table-cell>
              <table:table-cell office:value-type="float" office:value="0.5737">
                <text:p>0.5737</text:p>
              </table:table-cell>
              <table:table-cell office:value-type="float" office:value="0.512869">
                <text:p>0.512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1503">
                <text:p>1.31503</text:p>
              </table:table-cell>
              <table:table-cell office:value-type="float" office:value="0.5734">
                <text:p>0.5734</text:p>
              </table:table-cell>
              <table:table-cell office:value-type="float" office:value="0.518519">
                <text:p>0.5185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0003">
                <text:p>1.30003</text:p>
              </table:table-cell>
              <table:table-cell office:value-type="float" office:value="0.588205">
                <text:p>0.588205</text:p>
              </table:table-cell>
              <table:table-cell office:value-type="float" office:value="0.525785">
                <text:p>0.525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9692">
                <text:p>1.29692</text:p>
              </table:table-cell>
              <table:table-cell office:value-type="float" office:value="0.582227">
                <text:p>0.582227</text:p>
              </table:table-cell>
              <table:table-cell office:value-type="float" office:value="0.522028">
                <text:p>0.522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7872">
                <text:p>1.27872</text:p>
              </table:table-cell>
              <table:table-cell office:value-type="float" office:value="0.578816">
                <text:p>0.578816</text:p>
              </table:table-cell>
              <table:table-cell office:value-type="float" office:value="0.525551">
                <text:p>0.5255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8494">
                <text:p>1.28494</text:p>
              </table:table-cell>
              <table:table-cell office:value-type="float" office:value="0.593517">
                <text:p>0.593517</text:p>
              </table:table-cell>
              <table:table-cell office:value-type="float" office:value="0.528885">
                <text:p>0.528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6737">
                <text:p>1.26737</text:p>
              </table:table-cell>
              <table:table-cell office:value-type="float" office:value="0.591573">
                <text:p>0.591573</text:p>
              </table:table-cell>
              <table:table-cell office:value-type="float" office:value="0.531966">
                <text:p>0.5319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681">
                <text:p>1.26681</text:p>
              </table:table-cell>
              <table:table-cell office:value-type="float" office:value="0.588939">
                <text:p>0.588939</text:p>
              </table:table-cell>
              <table:table-cell office:value-type="float" office:value="0.53189">
                <text:p>0.531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6946">
                <text:p>1.26946</text:p>
              </table:table-cell>
              <table:table-cell office:value-type="float" office:value="0.583931">
                <text:p>0.583931</text:p>
              </table:table-cell>
              <table:table-cell office:value-type="float" office:value="0.530317">
                <text:p>0.5303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3425">
                <text:p>1.23425</text:p>
              </table:table-cell>
              <table:table-cell office:value-type="float" office:value="0.59807">
                <text:p>0.59807</text:p>
              </table:table-cell>
              <table:table-cell office:value-type="float" office:value="0.544782">
                <text:p>0.5447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4302">
                <text:p>1.24302</text:p>
              </table:table-cell>
              <table:table-cell office:value-type="float" office:value="0.587612">
                <text:p>0.587612</text:p>
              </table:table-cell>
              <table:table-cell office:value-type="float" office:value="0.533713">
                <text:p>0.5337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2654">
                <text:p>1.22654</text:p>
              </table:table-cell>
              <table:table-cell office:value-type="float" office:value="0.593893">
                <text:p>0.593893</text:p>
              </table:table-cell>
              <table:table-cell office:value-type="float" office:value="0.544548">
                <text:p>0.5445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2324">
                <text:p>1.22324</text:p>
              </table:table-cell>
              <table:table-cell office:value-type="float" office:value="0.59124">
                <text:p>0.59124</text:p>
              </table:table-cell>
              <table:table-cell office:value-type="float" office:value="0.541595">
                <text:p>0.541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2303">
                <text:p>1.22303</text:p>
              </table:table-cell>
              <table:table-cell office:value-type="float" office:value="0.595928">
                <text:p>0.595928</text:p>
              </table:table-cell>
              <table:table-cell office:value-type="float" office:value="0.544166">
                <text:p>0.5441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1954">
                <text:p>1.21954</text:p>
              </table:table-cell>
              <table:table-cell office:value-type="float" office:value="0.597335">
                <text:p>0.597335</text:p>
              </table:table-cell>
              <table:table-cell office:value-type="float" office:value="0.539789">
                <text:p>0.5397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2073">
                <text:p>1.22073</text:p>
              </table:table-cell>
              <table:table-cell office:value-type="float" office:value="0.592328">
                <text:p>0.592328</text:p>
              </table:table-cell>
              <table:table-cell office:value-type="float" office:value="0.538781">
                <text:p>0.5387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1608">
                <text:p>1.21608</text:p>
              </table:table-cell>
              <table:table-cell office:value-type="float" office:value="0.594107">
                <text:p>0.594107</text:p>
              </table:table-cell>
              <table:table-cell office:value-type="float" office:value="0.541514">
                <text:p>0.5415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0107">
                <text:p>1.20107</text:p>
              </table:table-cell>
              <table:table-cell office:value-type="float" office:value="0.594467">
                <text:p>0.594467</text:p>
              </table:table-cell>
              <table:table-cell office:value-type="float" office:value="0.54528">
                <text:p>0.545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9012">
                <text:p>1.19012</text:p>
              </table:table-cell>
              <table:table-cell office:value-type="float" office:value="0.588534">
                <text:p>0.588534</text:p>
              </table:table-cell>
              <table:table-cell office:value-type="float" office:value="0.543413">
                <text:p>0.5434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8532">
                <text:p>1.18532</text:p>
              </table:table-cell>
              <table:table-cell office:value-type="float" office:value="0.588532">
                <text:p>0.588532</text:p>
              </table:table-cell>
              <table:table-cell office:value-type="float" office:value="0.545438">
                <text:p>0.545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8916">
                <text:p>1.18916</text:p>
              </table:table-cell>
              <table:table-cell office:value-type="float" office:value="0.586493">
                <text:p>0.586493</text:p>
              </table:table-cell>
              <table:table-cell office:value-type="float" office:value="0.546299">
                <text:p>0.546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9058">
                <text:p>1.19058</text:p>
              </table:table-cell>
              <table:table-cell office:value-type="float" office:value="0.591804">
                <text:p>0.591804</text:p>
              </table:table-cell>
              <table:table-cell office:value-type="float" office:value="0.543596">
                <text:p>0.543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8642">
                <text:p>1.18642</text:p>
              </table:table-cell>
              <table:table-cell office:value-type="float" office:value="0.593014">
                <text:p>0.593014</text:p>
              </table:table-cell>
              <table:table-cell office:value-type="float" office:value="0.550081">
                <text:p>0.5500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8125">
                <text:p>1.18125</text:p>
              </table:table-cell>
              <table:table-cell office:value-type="float" office:value="0.589928">
                <text:p>0.589928</text:p>
              </table:table-cell>
              <table:table-cell office:value-type="float" office:value="0.546898">
                <text:p>0.5468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8416">
                <text:p>1.18416</text:p>
              </table:table-cell>
              <table:table-cell office:value-type="float" office:value="0.587715">
                <text:p>0.587715</text:p>
              </table:table-cell>
              <table:table-cell office:value-type="float" office:value="0.540422">
                <text:p>0.5404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7557">
                <text:p>1.17557</text:p>
              </table:table-cell>
              <table:table-cell office:value-type="float" office:value="0.593773">
                <text:p>0.593773</text:p>
              </table:table-cell>
              <table:table-cell office:value-type="float" office:value="0.547828">
                <text:p>0.5478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763">
                <text:p>1.1763</text:p>
              </table:table-cell>
              <table:table-cell office:value-type="float" office:value="0.594213">
                <text:p>0.594213</text:p>
              </table:table-cell>
              <table:table-cell office:value-type="float" office:value="0.54853">
                <text:p>0.548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7339">
                <text:p>1.17339</text:p>
              </table:table-cell>
              <table:table-cell office:value-type="float" office:value="0.599313">
                <text:p>0.599313</text:p>
              </table:table-cell>
              <table:table-cell office:value-type="float" office:value="0.550048">
                <text:p>0.5500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7569">
                <text:p>1.17569</text:p>
              </table:table-cell>
              <table:table-cell office:value-type="float" office:value="0.5883">
                <text:p>0.5883</text:p>
              </table:table-cell>
              <table:table-cell office:value-type="float" office:value="0.546941">
                <text:p>0.5469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6921">
                <text:p>1.16921</text:p>
              </table:table-cell>
              <table:table-cell office:value-type="float" office:value="0.588691">
                <text:p>0.588691</text:p>
              </table:table-cell>
              <table:table-cell office:value-type="float" office:value="0.551126">
                <text:p>0.551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7154">
                <text:p>1.17154</text:p>
              </table:table-cell>
              <table:table-cell office:value-type="float" office:value="0.592834">
                <text:p>0.592834</text:p>
              </table:table-cell>
              <table:table-cell office:value-type="float" office:value="0.547519">
                <text:p>0.5475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